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Helvetica" svg:font-family="Helvetica, Arial, sans-serif"/>
    <style:font-face style:name="Monaco" svg:font-family="Monaco, Menl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fo:font-size="12pt" officeooo:paragraph-rsid="006088c5"/>
    </style:style>
    <style:style style:name="P2" style:family="paragraph" style:parent-style-name="Preformatted_20_Text">
      <style:paragraph-properties fo:text-align="center" style:justify-single-word="false"/>
      <style:text-properties fo:font-size="12pt" officeooo:rsid="001fc5a3" officeooo:paragraph-rsid="006088c5" style:font-size-asian="12pt" style:font-size-complex="12pt"/>
    </style:style>
    <style:style style:name="P3" style:family="paragraph" style:parent-style-name="Preformatted_20_Text">
      <style:paragraph-properties fo:text-align="end" style:justify-single-word="false"/>
      <style:text-properties fo:font-size="12pt" officeooo:rsid="001fc5a3" officeooo:paragraph-rsid="001fc5a3" style:font-size-asian="12pt" style:font-size-complex="12pt"/>
    </style:style>
    <style:style style:name="P4" style:family="paragraph" style:parent-style-name="Preformatted_20_Text">
      <style:text-properties officeooo:rsid="001fc5a3" officeooo:paragraph-rsid="001fc5a3"/>
    </style:style>
    <style:style style:name="P5" style:family="paragraph" style:parent-style-name="Preformatted_20_Text">
      <style:paragraph-properties fo:text-align="end" style:justify-single-word="false"/>
      <style:text-properties fo:font-size="14pt" officeooo:rsid="001fc5a3" officeooo:paragraph-rsid="001fc5a3" style:font-size-asian="14pt" style:font-size-complex="14pt"/>
    </style:style>
    <style:style style:name="P6" style:family="paragraph" style:parent-style-name="Preformatted_20_Text">
      <style:paragraph-properties fo:text-align="center" style:justify-single-word="false"/>
      <style:text-properties fo:font-size="22pt" officeooo:rsid="001fc5a3" officeooo:paragraph-rsid="001fc5a3" style:font-size-asian="22pt" style:font-size-complex="22pt"/>
    </style:style>
    <style:style style:name="P7" style:family="paragraph" style:parent-style-name="Text_20_body">
      <style:paragraph-properties fo:margin-top="0cm" fo:margin-bottom="0.353cm" loext:contextual-spacing="false" style:line-height-at-least="0.706cm" fo:orphans="2" fo:widows="2" fo:padding="0cm" fo:border="none"/>
      <style:text-properties fo:font-variant="normal" fo:text-transform="none" fo:color="#333333" style:font-name="Helvetica" fo:font-size="14pt" fo:letter-spacing="normal" fo:font-style="normal" fo:font-weight="bold" officeooo:rsid="006be601" officeooo:paragraph-rsid="006be601" style:font-weight-asian="bold" style:font-weight-complex="bold"/>
    </style:style>
    <style:style style:name="P8" style:family="paragraph" style:parent-style-name="Text_20_body">
      <style:paragraph-properties fo:margin-top="0cm" fo:margin-bottom="0cm" loext:contextual-spacing="false" style:line-height-at-least="0.706cm" fo:text-align="center" style:justify-single-word="false" fo:orphans="2" fo:widows="2" fo:padding="0cm" fo:border="none"/>
      <style:text-properties fo:font-variant="normal" fo:text-transform="none" fo:color="#333333" style:font-name="Helvetica" fo:font-size="14pt" fo:letter-spacing="normal" fo:font-style="normal" fo:font-weight="bold" officeooo:rsid="006ed549" officeooo:paragraph-rsid="006ed549" style:font-size-asian="12.25pt" style:font-weight-asian="bold" style:font-size-complex="14pt" style:font-weight-complex="bold"/>
    </style:style>
    <style:style style:name="P9" style:family="paragraph" style:parent-style-name="Программирование">
      <style:text-properties officeooo:rsid="006ff3e4" officeooo:paragraph-rsid="006ff3e4"/>
    </style:style>
    <style:style style:name="P10" style:family="paragraph" style:parent-style-name="Программирование">
      <style:text-properties officeooo:rsid="007178ea" officeooo:paragraph-rsid="007178ea"/>
    </style:style>
    <style:style style:name="P11" style:family="paragraph" style:parent-style-name="Text_20_body" style:list-style-name="L1">
      <style:paragraph-properties fo:margin-top="0cm" fo:margin-bottom="0.353cm" loext:contextual-spacing="false" style:line-height-at-least="0.706cm" fo:orphans="2" fo:widows="2" fo:padding="0cm" fo:border="none"/>
      <style:text-properties fo:font-variant="normal" fo:text-transform="none" fo:color="#333333" style:font-name="Helvetica" fo:font-size="14pt" fo:letter-spacing="normal" fo:font-style="normal" fo:font-weight="normal" officeooo:rsid="006af5e9" officeooo:paragraph-rsid="006af5e9"/>
    </style:style>
    <style:style style:name="P12" style:family="paragraph" style:parent-style-name="Text_20_body" style:list-style-name="L1">
      <style:paragraph-properties fo:margin-top="0cm" fo:margin-bottom="0.353cm" loext:contextual-spacing="false" style:line-height-at-least="0.706cm" fo:orphans="2" fo:widows="2" fo:padding="0cm" fo:border="none"/>
      <style:text-properties fo:font-variant="normal" fo:text-transform="none" fo:color="#333333" style:font-name="Helvetica" fo:font-size="14pt" fo:letter-spacing="normal" fo:font-style="normal" fo:font-weight="normal" officeooo:rsid="006af5e9" officeooo:paragraph-rsid="006ba54a"/>
    </style:style>
    <style:style style:name="P13" style:family="paragraph" style:parent-style-name="Text_20_body" style:list-style-name="L1">
      <style:paragraph-properties fo:margin-top="0cm" fo:margin-bottom="0.353cm" loext:contextual-spacing="false" style:line-height-at-least="0.706cm" fo:orphans="2" fo:widows="2" fo:padding="0cm" fo:border="none"/>
      <style:text-properties fo:font-variant="normal" fo:text-transform="none" fo:color="#333333" style:font-name="Helvetica" fo:font-size="14pt" fo:letter-spacing="normal" fo:font-style="normal" fo:font-weight="normal" officeooo:rsid="0077e536" officeooo:paragraph-rsid="0077e536"/>
    </style:style>
    <style:style style:name="P14" style:family="paragraph" style:parent-style-name="Text_20_body">
      <style:paragraph-properties fo:margin-top="0cm" fo:margin-bottom="0.353cm" loext:contextual-spacing="false" style:line-height-at-least="0.706cm" fo:text-align="center" style:justify-single-word="false" fo:orphans="2" fo:widows="2" fo:padding="0cm" fo:border="none"/>
      <style:text-properties fo:font-variant="normal" fo:text-transform="none" fo:color="#333333" style:font-name="Helvetica" fo:font-size="14pt" fo:letter-spacing="normal" fo:font-style="normal" fo:font-weight="bold" officeooo:rsid="006ed549" officeooo:paragraph-rsid="006ed549" style:font-weight-asian="bold" style:font-weight-complex="bold"/>
    </style:style>
    <style:style style:name="P15" style:family="paragraph" style:parent-style-name="Text_20_body">
      <style:paragraph-properties fo:margin-top="0cm" fo:margin-bottom="0cm" loext:contextual-spacing="false" style:line-height-at-least="0.706cm" fo:orphans="2" fo:widows="2" fo:padding="0cm" fo:border="none"/>
      <style:text-properties fo:font-variant="normal" fo:text-transform="none" fo:color="#333333" style:font-name="Helvetica" fo:font-size="14pt" fo:letter-spacing="normal" fo:font-style="normal" fo:font-weight="normal" officeooo:rsid="006af5e9" officeooo:paragraph-rsid="006af5e9"/>
    </style:style>
    <style:style style:name="P16" style:family="paragraph" style:parent-style-name="Программирование">
      <style:text-properties officeooo:rsid="0075f3c2" officeooo:paragraph-rsid="0075f3c2"/>
    </style:style>
    <style:style style:name="P17" style:family="paragraph" style:parent-style-name="Программирование">
      <style:text-properties officeooo:paragraph-rsid="0075f3c2"/>
    </style:style>
    <style:style style:name="P18" style:family="paragraph" style:parent-style-name="Heading_20_2">
      <style:paragraph-properties fo:text-align="center" style:justify-single-word="false"/>
      <style:text-properties officeooo:rsid="007178ea" officeooo:paragraph-rsid="007178ea"/>
    </style:style>
    <style:style style:name="P19" style:family="paragraph" style:parent-style-name="Heading_20_2">
      <style:paragraph-properties fo:text-align="center" style:justify-single-word="false"/>
      <style:text-properties officeooo:paragraph-rsid="0075f3c2"/>
    </style:style>
    <style:style style:name="P20" style:family="paragraph" style:parent-style-name="Heading_20_2">
      <style:paragraph-properties fo:text-align="center" style:justify-single-word="false"/>
      <style:text-properties officeooo:rsid="006ff3e4" officeooo:paragraph-rsid="006ff3e4"/>
    </style:style>
    <style:style style:name="P21" style:family="paragraph" style:parent-style-name="Heading_20_2">
      <style:paragraph-properties fo:text-align="center" style:justify-single-word="false"/>
      <style:text-properties fo:font-weight="bold" officeooo:rsid="0075f3c2" officeooo:paragraph-rsid="0075f3c2" style:font-weight-asian="bold" style:font-weight-complex="bold"/>
    </style:style>
    <style:style style:name="P22" style:family="paragraph" style:parent-style-name="Heading_20_1">
      <style:paragraph-properties fo:text-align="center" style:justify-single-word="false"/>
      <style:text-properties officeooo:rsid="006ff3e4" officeooo:paragraph-rsid="006ff3e4"/>
    </style:style>
    <style:style style:name="T1" style:family="text">
      <style:text-properties officeooo:rsid="00335e6d"/>
    </style:style>
    <style:style style:name="T2" style:family="text">
      <style:text-properties fo:font-variant="normal" fo:text-transform="none" style:use-window-font-color="true" style:font-name="Liberation Mono" fo:letter-spacing="normal" fo:font-style="normal" style:text-underline-style="none" fo:font-weight="normal" officeooo:rsid="006088c5" style:font-size-asian="12pt" style:font-size-complex="12pt" loext:padding="0cm" loext:border="none"/>
    </style:style>
    <style:style style:name="T3" style:family="text">
      <style:text-properties officeooo:rsid="001fc5a3" style:font-size-asian="12pt" style:font-size-complex="12pt"/>
    </style:style>
    <style:style style:name="T4" style:family="text">
      <style:text-properties officeooo:rsid="006088c5"/>
    </style:style>
    <style:style style:name="T5" style:family="text">
      <style:text-properties style:font-name="Liberation Mono" officeooo:rsid="001fc5a3" style:font-size-asian="12pt" style:font-size-complex="12pt"/>
    </style:style>
    <style:style style:name="T6" style:family="text">
      <style:text-properties officeooo:rsid="00689e41"/>
    </style:style>
    <style:style style:name="T7" style:family="text">
      <style:text-properties officeooo:rsid="006a6cb2"/>
    </style:style>
    <style:style style:name="T8" style:family="text">
      <style:text-properties officeooo:rsid="0075f3c2"/>
    </style:style>
    <style:style style:name="T9" style:family="text">
      <style:text-properties officeooo:rsid="0077e53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882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Университет ИТМО</text:p>
      <text:p text:style-name="P5">Кафедра вычислительной техники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>Лабораторная работа №<text:span text:style-name="T9">7</text:span></text:p>
      <text:p text:style-name="P6">по дисциплине «Программирование»</text:p>
      <text:p text:style-name="P6">Вариант: <text:span text:style-name="T6">961</text:span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Выполнил: Юсюмбели Владислав Иванович</text:p>
      <text:p text:style-name="P1"><text:span text:style-name="T3">Проверил:</text:span><text:span text:style-name="T5"> </text:span><text:span text:style-name="T2">Письмак Алексей Евгеньевич</text:span>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2"><text:span text:style-name="T1">Санкт—Петербург – </text:span>201<text:span text:style-name="T4">7</text:span>г.</text:p>
      <text:list xml:id="list1224487819102890033" text:style-name="L1">
        <text:list-header>
          <text:p text:style-name="P13"><text:soft-page-break/>Разделить программу из лабораторной работы №6 на клиентский и серверный модули. Клиентский модуль должен обеспечивать взаимодействие с пользователем с помощью графического интерфейса. Серверный модуль должен реализовывать все действия с коллекцией, возвращая клиенту данные для отображения. Данные для коллекции должны храниться в базе данных PostgreSQL. Объекты должны передаваться в сериализованном виде.<text:tab/></text:p>
          <text:p text:style-name="P13">Сервер должен поддерживать работу с несколькими клиентами, блокируя одновременные запросы на изменение данных. В случае, если клиент пытается выполнить операцию с неактуальными данными, сервер должен извещать об этом клиента. При этом клиент должен получить от сервера актуальные данные и обновить их у себя.</text:p>
          <text:p text:style-name="P13">Получившаяся в итоге программа должна удовлетворять следующим требованиям:</text:p>
        </text:list-header>
        <text:list-item>
          <text:p text:style-name="P13">Обмен данными между клиентом и сервером должен осуществляться по протоколу UDP.</text:p>
        </text:list-item>
        <text:list-item>
          <text:p text:style-name="P13">При этом сервер должен использовать сетевой канал а клиент - датаграммы.</text:p>
        </text:list-item>
        <text:list-item>
          <text:p text:style-name="P13">Для соединения с базой данных использовать org.postgresql.ds.PGConnectionPoolDataSource.</text:p>
        </text:list-item>
        <text:list-item>
          <text:p text:style-name="P13">Имя пользователя и пароль для соединения с базой задавать в аргументах метода getPooledConnection().</text:p>
        </text:list-item>
        <text:list-item>
          <text:p text:style-name="P13">Для получения результатов запроса использовать java.sql.ResultSet.</text:p>
        </text:list-item>
        <text:list-item>
          <text:p text:style-name="P13">Групповые операции удаления и вставки данных должны быть реализованы с использованием транзакций.</text:p>
        </text:list-item>
        <text:list-item>
          <text:p text:style-name="P13">Одиночные операции модификации данных должны быть реализованы с использованием метода PreparedStatement.executeUpdate().</text:p>
        </text:list-item>
      </text:list>
      <text:p text:style-name="P7">Исходный код программы:</text:p>
      <text:p text:style-name="P14">class <text:span text:style-name="T8">ServerLoader</text:span></text:p>
      <text:p text:style-name="P16">package DataFromClitent;</text:p>
      <text:p text:style-name="P16"/>
      <text:p text:style-name="P16">import GUI.Button;</text:p>
      <text:p text:style-name="P16">import connectDB.MessageToClient;</text:p>
      <text:p text:style-name="P16">import connectDB.WorkWithDB;</text:p>
      <text:p text:style-name="P16">import old.school.People;</text:p>
      <text:p text:style-name="P16"/>
      <text:p text:style-name="P16">import java.io.ByteArrayOutputStream;</text:p>
      <text:p text:style-name="P16">import java.io.IOException;</text:p>
      <text:p text:style-name="P16">import java.net.InetAddress;</text:p>
      <text:p text:style-name="P16"><text:soft-page-break/>import java.net.InetSocketAddress;</text:p>
      <text:p text:style-name="P16">import java.net.SocketAddress;</text:p>
      <text:p text:style-name="P16">import java.net.UnknownHostException;</text:p>
      <text:p text:style-name="P16">import java.nio.ByteBuffer;</text:p>
      <text:p text:style-name="P16">import java.nio.channels.DatagramChannel;</text:p>
      <text:p text:style-name="P16">import java.util.Map;</text:p>
      <text:p text:style-name="P16">import java.util.NoSuchElementException;</text:p>
      <text:p text:style-name="P16">import java.util.concurrent.ConcurrentHashMap;</text:p>
      <text:p text:style-name="P16"/>
      <text:p text:style-name="P16">/**</text:p>
      <text:p text:style-name="P16"><text:s/>* Created by slavik on 01.05.17.</text:p>
      <text:p text:style-name="P16"><text:s/>*/</text:p>
      <text:p text:style-name="P16">public class ServerLoader {</text:p>
      <text:p text:style-name="P16"><text:s text:c="4"/>private static ByteArrayOutputStream oldData = new ByteArrayOutputStream();</text:p>
      <text:p text:style-name="P16"><text:s text:c="4"/>private static ByteArrayOutputStream newData = new ByteArrayOutputStream();</text:p>
      <text:p text:style-name="P16"><text:s text:c="4"/>private static Button button;</text:p>
      <text:p text:style-name="P16"><text:s text:c="4"/>private static Data typeOfData = Data.OLD;</text:p>
      <text:p text:style-name="P16"/>
      <text:p text:style-name="P16"><text:s text:c="4"/>public static void main(String[] args) throws UnknownHostException {</text:p>
      <text:p text:style-name="P16"><text:s text:c="8"/>SocketAddress inetSocketAddress = new InetSocketAddress(InetAddress.getLocalHost(), 7007);</text:p>
      <text:p text:style-name="P16"><text:s text:c="8"/>while (true) {</text:p>
      <text:p text:style-name="P16"><text:s text:c="12"/>try (DatagramChannel serverSocket = DatagramChannel.open().bind(inetSocketAddress)) {</text:p>
      <text:p text:style-name="P16"><text:s text:c="16"/>System.out.println(serverSocket);</text:p>
      <text:p text:style-name="P16"><text:s text:c="16"/>ByteBuffer dataFromClient = ByteBuffer.allocate(8 * 1024);</text:p>
      <text:p text:style-name="P16"><text:s text:c="16"/>while (true) {</text:p>
      <text:p text:style-name="P16"><text:s text:c="20"/>SocketAddress socketAddress = serverSocket.receive(dataFromClient);</text:p>
      <text:p text:style-name="P16"/>
      <text:p text:style-name="P16"><text:s text:c="20"/>String msgFromClient = new String(dataFromClient.array(), 0, dataFromClient.position());</text:p>
      <text:p text:style-name="P16"/>
      <text:p text:style-name="P16"/>
      <text:p text:style-name="P16"><text:s text:c="20"/>MessageToClient messageToClient = analysisMsgFromClient(msgFromClient, dataFromClient);</text:p>
      <text:p text:style-name="P16"><text:s text:c="20"/>if (messageToClient != null) {</text:p>
      <text:p text:style-name="P16"><text:s text:c="24"/>messageToClient.sendData(serverSocket, socketAddress);</text:p>
      <text:p text:style-name="P16"><text:s text:c="20"/>}</text:p>
      <text:p text:style-name="P16"/>
      <text:p text:style-name="P16"><text:s text:c="20"/>dataFromClient.clear();</text:p>
      <text:p text:style-name="P16"><text:s text:c="16"/>}</text:p>
      <text:p text:style-name="P16"/>
      <text:p text:style-name="P16"/>
      <text:p text:style-name="P16"><text:s text:c="12"/>} catch (IOException e) {</text:p>
      <text:p text:style-name="P16"><text:s text:c="16"/>e.printStackTrace();</text:p>
      <text:p text:style-name="P16"><text:s text:c="12"/>}</text:p>
      <text:p text:style-name="P16"><text:s text:c="8"/>}</text:p>
      <text:p text:style-name="P16"><text:s text:c="4"/>}</text:p>
      <text:p text:style-name="P16"/>
      <text:p text:style-name="P16"><text:s text:c="4"/>/*</text:p>
      <text:p text:style-name="P16"><text:s text:c="4"/>oldData, NEW, newData, BUTTON, BUTTON, END</text:p>
      <text:p text:style-name="P16"><text:s text:c="5"/>*/</text:p>
      <text:p text:style-name="P16"/>
      <text:p text:style-name="P16"><text:s text:c="4"/>private static MessageToClient analysisMsgFromClient(String msgFromClient, ByteBuffer dataFromClient) throws IOException {</text:p>
      <text:p text:style-name="P16"/>
      <text:p text:style-name="P16"><text:s text:c="8"/>if (msgFromClient.equals("END")) {</text:p>
      <text:p text:style-name="P16"><text:s text:c="12"/>typeOfData = Data.OLD;</text:p>
      <text:p text:style-name="P16"><text:s text:c="12"/>WorkWithDB workWithDB = new WorkWithDB(oldData, newData, button);</text:p>
      <text:p text:style-name="P16"><text:s text:c="12"/>MessageToClient messageToClient =workWithDB.executeCommand();</text:p>
      <text:p text:style-name="P16"><text:s text:c="12"/>newData.reset();</text:p>
      <text:p text:style-name="P16"><text:s text:c="12"/>oldData.reset();</text:p>
      <text:p text:style-name="P16"><text:s text:c="12"/>return messageToClient;</text:p>
      <text:p text:style-name="P16"><text:s text:c="8"/>}</text:p>
      <text:p text:style-name="P16"/>
      <text:p text:style-name="P16"><text:s text:c="8"/>try {</text:p>
      <text:p text:style-name="P16"><text:s text:c="12"/>switch (typeOfData) {</text:p>
      <text:p text:style-name="P16"><text:s text:c="16"/>case NEW:</text:p>
      <text:p text:style-name="P16"><text:s text:c="20"/>newData.write(dataFromClient.array());</text:p>
      <text:p text:style-name="P16"><text:s text:c="20"/>break;</text:p>
      <text:p text:style-name="P16"><text:s text:c="16"/>case OLD:</text:p>
      <text:p text:style-name="P16"><text:s text:c="20"/>oldData.write(dataFromClient.array());</text:p>
      <text:p text:style-name="P16"><text:s text:c="20"/>break;</text:p>
      <text:p text:style-name="P16"><text:s text:c="16"/>case BUTTON:</text:p>
      <text:p text:style-name="P16"><text:s text:c="20"/>button = Button.valueOf(msgFromClient);</text:p>
      <text:p text:style-name="P16"><text:s text:c="20"/>break;</text:p>
      <text:p text:style-name="P16"><text:s text:c="12"/>}</text:p>
      <text:p text:style-name="P16"><text:s text:c="8"/>} catch (IllegalArgumentException e) {</text:p>
      <text:p text:style-name="P16"><text:s text:c="12"/>//do nothing</text:p>
      <text:p text:style-name="P16"><text:s text:c="8"/>}</text:p>
      <text:p text:style-name="P16"/>
      <text:p text:style-name="P16"><text:s text:c="8"/>try {</text:p>
      <text:p text:style-name="P16"><text:s text:c="12"/>typeOfData = Data.valueOf(msgFromClient);</text:p>
      <text:p text:style-name="P16"><text:soft-page-break/><text:s text:c="8"/>} catch (IllegalArgumentException e) {</text:p>
      <text:p text:style-name="P16">// <text:s text:c="11"/>System.out.println(e.getMessage());</text:p>
      <text:p text:style-name="P16"><text:s text:c="8"/>}</text:p>
      <text:p text:style-name="P16"/>
      <text:p text:style-name="P16"><text:s text:c="8"/>return null;</text:p>
      <text:p text:style-name="P16"><text:s text:c="4"/>}</text:p>
      <text:p text:style-name="P16">}</text:p>
      <text:p text:style-name="P16"/>
      <text:p text:style-name="P16"/>
      <text:h text:style-name="P21" text:outline-level="2">enum Data</text:h>
      <text:p text:style-name="P17"><text:span text:style-name="T8">package DataFromClitent;</text:span></text:p>
      <text:p text:style-name="P17"/>
      <text:p text:style-name="P17"><text:span text:style-name="T8">/**</text:span></text:p>
      <text:p text:style-name="P17"><text:span text:style-name="T8"><text:s/>* Created by slavik on 01.05.17.</text:span></text:p>
      <text:p text:style-name="P17"><text:span text:style-name="T8"><text:s/>*/</text:span></text:p>
      <text:p text:style-name="P17"><text:span text:style-name="T8">public enum Data {</text:span></text:p>
      <text:p text:style-name="P17"><text:span text:style-name="T8"><text:s text:c="4"/>NEW,</text:span></text:p>
      <text:p text:style-name="P17"><text:span text:style-name="T8"><text:s text:c="4"/>OLD,</text:span></text:p>
      <text:p text:style-name="P17"><text:span text:style-name="T8"><text:s text:c="4"/>BUTTON;</text:span></text:p>
      <text:p text:style-name="P17"><text:span text:style-name="T8">}</text:span></text:p>
      <text:p text:style-name="P17"/>
      <text:h text:style-name="P19" text:outline-level="2"><text:span text:style-name="T8">enum Data</text:span></text:h>
      <text:p text:style-name="P17"><text:span text:style-name="T8">package DataFromClitent;</text:span></text:p>
      <text:p text:style-name="P17"/>
      <text:p text:style-name="P17"><text:span text:style-name="T8">/**</text:span></text:p>
      <text:p text:style-name="P17"><text:span text:style-name="T8"><text:s/>* Created by slavik on 01.05.17.</text:span></text:p>
      <text:p text:style-name="P17"><text:span text:style-name="T8"><text:s/>*/</text:span></text:p>
      <text:p text:style-name="P17"><text:span text:style-name="T8">public enum Command {</text:span></text:p>
      <text:p text:style-name="P17"><text:span text:style-name="T8"><text:s text:c="4"/>UPDATE,</text:span></text:p>
      <text:p text:style-name="P17"><text:span text:style-name="T8"><text:s text:c="4"/>REMOVE,</text:span></text:p>
      <text:p text:style-name="P17"><text:span text:style-name="T8"><text:s text:c="4"/>INSERT</text:span></text:p>
      <text:p text:style-name="P17"><text:span text:style-name="T8">}</text:span></text:p>
      <text:p text:style-name="P17"/>
      <text:h text:style-name="P19" text:outline-level="2"><text:span text:style-name="T8">enum Button</text:span></text:h>
      <text:p text:style-name="P17"><text:span text:style-name="T8">package GUI;</text:span></text:p>
      <text:p text:style-name="P17"/>
      <text:p text:style-name="P17"><text:span text:style-name="T8">import com.sun.org.apache.regexp.internal.RE;</text:span></text:p>
      <text:p text:style-name="P17"><text:span text:style-name="T8">import com.sun.xml.internal.ws.api.ha.StickyFeature;</text:span></text:p>
      <text:p text:style-name="P17"><text:span text:style-name="T8">import old.school.Man;</text:span></text:p>
      <text:p text:style-name="P17"><text:span text:style-name="T8">import org.postgresql.util.PSQLException;</text:span></text:p>
      <text:p text:style-name="P17"><text:span text:style-name="T8">import org.postgresql.util.ServerErrorMessage;</text:span></text:p>
      <text:p text:style-name="P17"/>
      <text:p text:style-name="P17"><text:span text:style-name="T8">import javax.mail.*;</text:span></text:p>
      <text:p text:style-name="P17"><text:span text:style-name="T8">import javax.mail.internet.InternetAddress;</text:span></text:p>
      <text:p text:style-name="P17"><text:span text:style-name="T8">import javax.mail.internet.MimeMessage;</text:span></text:p>
      <text:p text:style-name="P17"><text:span text:style-name="T8">import java.io.IOException;</text:span></text:p>
      <text:p text:style-name="P17"><text:span text:style-name="T8">import java.io.InputStream;</text:span></text:p>
      <text:p text:style-name="P17"><text:span text:style-name="T8">import java.io.PrintWriter;</text:span></text:p>
      <text:p text:style-name="P17"><text:span text:style-name="T8">import java.sql.*;</text:span></text:p>
      <text:p text:style-name="P17"><text:span text:style-name="T8">import java.util.*;</text:span></text:p>
      <text:p text:style-name="P17"/>
      <text:p text:style-name="P17"><text:span text:style-name="T8">import static java.sql.ResultSet.CONCUR_UPDATABLE;</text:span></text:p>
      <text:p text:style-name="P17"><text:span text:style-name="T8">import static java.sql.ResultSet.TYPE_FORWARD_ONLY;</text:span></text:p>
      <text:p text:style-name="P17"/>
      <text:p text:style-name="P17"><text:span text:style-name="T8">/**</text:span></text:p>
      <text:p text:style-name="P17"><text:span text:style-name="T8"><text:s/>* Created by slavik on 03.05.17.</text:span></text:p>
      <text:p text:style-name="P17"><text:span text:style-name="T8"><text:s/>*/</text:span></text:p>
      <text:p text:style-name="P17"><text:span text:style-name="T8">public enum Button {</text:span></text:p>
      <text:p text:style-name="P17"><text:span text:style-name="T8"><text:s text:c="4"/>/**</text:span></text:p>
      <text:p text:style-name="P17"><text:span text:style-name="T8"><text:s text:c="5"/>* Команда: remove_greater_key.</text:span></text:p>
      <text:p text:style-name="P17"><text:span text:style-name="T8"><text:s text:c="5"/>* Удаляет из коллекции все элементы, ключ которых превышает заданный.</text:span></text:p>
      <text:p text:style-name="P17"><text:span text:style-name="T8"><text:s text:c="5"/>*</text:span></text:p>
      <text:p text:style-name="P17"><text:span text:style-name="T8"><text:s text:c="5"/>* @param peopleTree Ожидается TreeView&lt;Container&gt; для изменения содержимого</text:span></text:p>
      <text:p text:style-name="P17"><text:span text:style-name="T8"><text:s text:c="5"/>* @version 3.0</text:span></text:p>
      <text:p text:style-name="P17"><text:span text:style-name="T8"><text:s text:c="5"/>*/</text:span></text:p>
      <text:p text:style-name="P17"><text:span text:style-name="T8"><text:s text:c="4"/>REMOVE_GREATER_KEY {</text:span></text:p>
      <text:p text:style-name="P17"><text:span text:style-name="T8"><text:s text:c="8"/>private int updateRow;</text:span></text:p>
      <text:p text:style-name="P17"/>
      <text:p text:style-name="P17"><text:span text:style-name="T8"><text:s text:c="8"/>@Override</text:span></text:p>
      <text:p text:style-name="P17"><text:span text:style-name="T8"><text:s text:c="8"/>public int execute(Connection connection, Map&lt;String, Man&gt; family, Map&lt;String, Man&gt; newData) {</text:span></text:p>
      <text:p text:style-name="P17"><text:span text:style-name="T8"><text:s text:c="12"/>msgToClient = "Objects removed";</text:span></text:p>
      <text:p text:style-name="P17"><text:soft-page-break/><text:span text:style-name="T8"><text:s text:c="12"/>try {</text:span></text:p>
      <text:p text:style-name="P17"><text:span text:style-name="T8"><text:s text:c="16"/>connection.setAutoCommit(false);</text:span></text:p>
      <text:p text:style-name="P17"><text:span text:style-name="T8"><text:s text:c="16"/>Statement statement = connection.createStatement();</text:span></text:p>
      <text:p text:style-name="P17"/>
      <text:p text:style-name="P17"><text:span text:style-name="T8"><text:s text:c="16"/>int key = Integer.parseInt(newData.entrySet().iterator().next().getKey());</text:span></text:p>
      <text:p text:style-name="P17"/>
      <text:p text:style-name="P17"><text:span text:style-name="T8"><text:s text:c="16"/>updateRow = statement.executeUpdate("DELETE FROM people WHERE id&gt; " + key);</text:span></text:p>
      <text:p text:style-name="P17"><text:span text:style-name="T8"><text:s text:c="16"/>connection.commit();</text:span></text:p>
      <text:p text:style-name="P17"><text:span text:style-name="T8"><text:s text:c="12"/>} catch (SQLException e) {</text:span></text:p>
      <text:p text:style-name="P17"><text:span text:style-name="T8"><text:s text:c="16"/>msgToClient = "Could not connect to DB";</text:span></text:p>
      <text:p text:style-name="P17"><text:span text:style-name="T8"><text:s text:c="12"/>} catch (IllegalArgumentException e) {</text:span></text:p>
      <text:p text:style-name="P17"><text:span text:style-name="T8"><text:s text:c="16"/>msgToClient = "Key is not correct";</text:span></text:p>
      <text:p text:style-name="P17"><text:span text:style-name="T8"><text:s text:c="12"/>}</text:span></text:p>
      <text:p text:style-name="P17"><text:span text:style-name="T8"><text:s text:c="12"/>return updateRow;</text:span></text:p>
      <text:p text:style-name="P17"><text:span text:style-name="T8"><text:s text:c="8"/>}</text:span></text:p>
      <text:p text:style-name="P17"><text:span text:style-name="T8"><text:s text:c="4"/>},</text:span></text:p>
      <text:p text:style-name="P17"/>
      <text:p text:style-name="P17"/>
      <text:p text:style-name="P17"><text:span text:style-name="T8"><text:s text:c="4"/>/**</text:span></text:p>
      <text:p text:style-name="P17"><text:span text:style-name="T8"><text:s text:c="5"/>* Команда remove_lower.</text:span></text:p>
      <text:p text:style-name="P17"><text:span text:style-name="T8"><text:s text:c="5"/>* Удаляет из коллекции все элементы, ключ которых меньше, чем заданный.</text:span></text:p>
      <text:p text:style-name="P17"><text:span text:style-name="T8"><text:s text:c="5"/>*</text:span></text:p>
      <text:p text:style-name="P17"><text:span text:style-name="T8"><text:s text:c="5"/>* @param peopleTree Ожидается TreeView&lt;Container&gt; для изменения содержимого</text:span></text:p>
      <text:p text:style-name="P17"><text:span text:style-name="T8"><text:s text:c="5"/>* @version 1.0</text:span></text:p>
      <text:p text:style-name="P17"><text:span text:style-name="T8"><text:s text:c="5"/>*/</text:span></text:p>
      <text:p text:style-name="P17"><text:span text:style-name="T8"><text:s text:c="4"/>REMOVE_LOWER_KEY {</text:span></text:p>
      <text:p text:style-name="P17"><text:span text:style-name="T8"><text:s text:c="8"/>private int updateRow;</text:span></text:p>
      <text:p text:style-name="P17"/>
      <text:p text:style-name="P17"><text:span text:style-name="T8"><text:s text:c="8"/>@Override</text:span></text:p>
      <text:p text:style-name="P17"><text:span text:style-name="T8"><text:s text:c="8"/>public int execute(Connection connection, Map&lt;String, Man&gt; family, Map&lt;String, Man&gt; newData) {</text:span></text:p>
      <text:p text:style-name="P17"><text:span text:style-name="T8"><text:s text:c="12"/>msgToClient = "Objects removed";</text:span></text:p>
      <text:p text:style-name="P17"><text:span text:style-name="T8"><text:s text:c="12"/>try {</text:span></text:p>
      <text:p text:style-name="P17"><text:span text:style-name="T8"><text:s text:c="16"/>connection.setAutoCommit(false);</text:span></text:p>
      <text:p text:style-name="P17"><text:span text:style-name="T8"><text:s text:c="16"/>Statement statement = connection.createStatement();</text:span></text:p>
      <text:p text:style-name="P17"/>
      <text:p text:style-name="P17"><text:span text:style-name="T8"><text:s text:c="16"/>int key = Integer.parseInt(newData.entrySet().iterator().next().getKey());</text:span></text:p>
      <text:p text:style-name="P17"/>
      <text:p text:style-name="P17"><text:span text:style-name="T8"><text:s text:c="16"/>updateRow = statement.executeUpdate("DELETE FROM people WHERE id &lt; " + key);</text:span></text:p>
      <text:p text:style-name="P17"><text:span text:style-name="T8"><text:s text:c="16"/>connection.commit();</text:span></text:p>
      <text:p text:style-name="P17"><text:span text:style-name="T8"><text:s text:c="12"/>} catch (SQLException e) {</text:span></text:p>
      <text:p text:style-name="P17"><text:span text:style-name="T8"><text:s text:c="16"/>msgToClient = "Could not connect to DB";</text:span></text:p>
      <text:p text:style-name="P17"><text:span text:style-name="T8"><text:s text:c="12"/>} catch (IllegalArgumentException e) {</text:span></text:p>
      <text:p text:style-name="P17"><text:span text:style-name="T8"><text:s text:c="16"/>msgToClient = "Key is not correct";</text:span></text:p>
      <text:p text:style-name="P17"><text:span text:style-name="T8"><text:s text:c="12"/>}</text:span></text:p>
      <text:p text:style-name="P17"><text:span text:style-name="T8"><text:s text:c="12"/>return updateRow;</text:span></text:p>
      <text:p text:style-name="P17"><text:span text:style-name="T8"><text:s text:c="8"/>}</text:span></text:p>
      <text:p text:style-name="P17"><text:span text:style-name="T8"><text:s text:c="4"/>},</text:span></text:p>
      <text:p text:style-name="P17"/>
      <text:p text:style-name="P17"/>
      <text:p text:style-name="P17"><text:span text:style-name="T8"><text:s text:c="4"/>/**</text:span></text:p>
      <text:p text:style-name="P17"><text:span text:style-name="T8"><text:s text:c="5"/>* Команда remove.</text:span></text:p>
      <text:p text:style-name="P17"><text:span text:style-name="T8"><text:s text:c="5"/>* Удаляет элемент из коллекции по его ключу.</text:span></text:p>
      <text:p text:style-name="P17"><text:span text:style-name="T8"><text:s text:c="5"/>*</text:span></text:p>
      <text:p text:style-name="P17"><text:span text:style-name="T8"><text:s text:c="5"/>* @param peopleTree Ожидается TreeView&lt;Container&gt; для изменения содержимого</text:span></text:p>
      <text:p text:style-name="P17"><text:span text:style-name="T8"><text:s text:c="5"/>* @version 3.0</text:span></text:p>
      <text:p text:style-name="P17"><text:span text:style-name="T8"><text:s text:c="5"/>*/</text:span></text:p>
      <text:p text:style-name="P17"><text:span text:style-name="T8"><text:s text:c="4"/>REMOVE_WITH_KEY {</text:span></text:p>
      <text:p text:style-name="P17"><text:span text:style-name="T8"><text:s text:c="8"/>private int updateRow;</text:span></text:p>
      <text:p text:style-name="P17"/>
      <text:p text:style-name="P17"><text:span text:style-name="T8"><text:s text:c="8"/>@Override</text:span></text:p>
      <text:p text:style-name="P17"><text:span text:style-name="T8"><text:s text:c="8"/>public int execute(Connection connection, Map&lt;String, Man&gt; family, Map&lt;String, Man&gt; newData) {</text:span></text:p>
      <text:p text:style-name="P17"><text:span text:style-name="T8"><text:s text:c="12"/>msgToClient = "Objects removed";</text:span></text:p>
      <text:p text:style-name="P17"><text:span text:style-name="T8"><text:s text:c="12"/>try {</text:span></text:p>
      <text:p text:style-name="P17"><text:span text:style-name="T8"><text:s text:c="16"/>connection.setAutoCommit(false);</text:span></text:p>
      <text:p text:style-name="P17"><text:span text:style-name="T8"><text:s text:c="16"/>Statement statement = connection.createStatement();</text:span></text:p>
      <text:p text:style-name="P17"/>
      <text:p text:style-name="P17"><text:span text:style-name="T8"><text:s text:c="16"/>int key = Integer.parseInt(newData.entrySet().iterator().next().getKey());</text:span></text:p>
      <text:p text:style-name="P17"/>
      <text:p text:style-name="P17"><text:span text:style-name="T8"><text:s text:c="16"/>updateRow = statement.executeUpdate("DELETE FROM people WHERE id = " + key);</text:span></text:p>
      <text:p text:style-name="P17"><text:span text:style-name="T8"><text:s text:c="16"/>connection.commit();</text:span></text:p>
      <text:p text:style-name="P17"><text:span text:style-name="T8"><text:s text:c="12"/>} catch (SQLException e) {</text:span></text:p>
      <text:p text:style-name="P17"><text:span text:style-name="T8"><text:s text:c="16"/>msgToClient = "Could not connect to DB";</text:span></text:p>
      <text:p text:style-name="P17"><text:span text:style-name="T8"><text:s text:c="12"/>} catch (IllegalArgumentException e) {</text:span></text:p>
      <text:p text:style-name="P17"><text:span text:style-name="T8"><text:s text:c="16"/>msgToClient = "Key is not correct";</text:span></text:p>
      <text:p text:style-name="P17"><text:span text:style-name="T8"><text:s text:c="12"/>}</text:span></text:p>
      <text:p text:style-name="P17"><text:span text:style-name="T8"><text:s text:c="12"/>return updateRow;</text:span></text:p>
      <text:p text:style-name="P17"><text:span text:style-name="T8"><text:s text:c="8"/>}</text:span></text:p>
      <text:p text:style-name="P17"><text:span text:style-name="T8"><text:s text:c="4"/>},</text:span></text:p>
      <text:p text:style-name="P17"><text:soft-page-break/></text:p>
      <text:p text:style-name="P17"/>
      <text:p text:style-name="P17"><text:span text:style-name="T8"><text:s text:c="4"/>/**</text:span></text:p>
      <text:p text:style-name="P17"><text:span text:style-name="T8"><text:s text:c="5"/>* Команда remove_greater.</text:span></text:p>
      <text:p text:style-name="P17"><text:span text:style-name="T8"><text:s text:c="5"/>* Удаляет из коллекции все элементы, превышающие заданный.</text:span></text:p>
      <text:p text:style-name="P17"><text:span text:style-name="T8"><text:s text:c="5"/>*</text:span></text:p>
      <text:p text:style-name="P17"><text:span text:style-name="T8"><text:s text:c="5"/>* @param peopleTree Ожидается TreeView&lt;Container&gt; для изменения содержимого</text:span></text:p>
      <text:p text:style-name="P17"><text:span text:style-name="T8"><text:s text:c="5"/>* @version 3.0</text:span></text:p>
      <text:p text:style-name="P17"><text:span text:style-name="T8"><text:s text:c="5"/>* @since 1.0</text:span></text:p>
      <text:p text:style-name="P17"><text:span text:style-name="T8"><text:s text:c="5"/>*/</text:span></text:p>
      <text:p text:style-name="P17"><text:span text:style-name="T8"><text:s text:c="4"/>REMOVE_GREATER {</text:span></text:p>
      <text:p text:style-name="P17"><text:span text:style-name="T8"><text:s text:c="8"/>private int updateRow;</text:span></text:p>
      <text:p text:style-name="P17"/>
      <text:p text:style-name="P17"><text:span text:style-name="T8"><text:s text:c="8"/>@Override</text:span></text:p>
      <text:p text:style-name="P17"><text:span text:style-name="T8"><text:s text:c="8"/>public int execute(Connection connection, Map&lt;String, Man&gt; family, Map&lt;String, Man&gt; newData) {</text:span></text:p>
      <text:p text:style-name="P17"><text:span text:style-name="T8"><text:s text:c="12"/>msgToClient = "Objects removed";</text:span></text:p>
      <text:p text:style-name="P17"><text:span text:style-name="T8"><text:s text:c="12"/>try {</text:span></text:p>
      <text:p text:style-name="P17"><text:span text:style-name="T8"><text:s text:c="16"/>connection.setAutoCommit(false);</text:span></text:p>
      <text:p text:style-name="P17"><text:span text:style-name="T8"><text:s text:c="16"/>Statement statement = connection.createStatement();</text:span></text:p>
      <text:p text:style-name="P17"/>
      <text:p text:style-name="P17"><text:span text:style-name="T8"><text:s text:c="16"/>int age = newData.values().iterator().next().getAge();</text:span></text:p>
      <text:p text:style-name="P17"/>
      <text:p text:style-name="P17"><text:span text:style-name="T8"><text:s text:c="16"/>updateRow = statement.executeUpdate("DELETE FROM people WHERE age &gt; " + age);</text:span></text:p>
      <text:p text:style-name="P17"/>
      <text:p text:style-name="P17"><text:span text:style-name="T8"><text:s text:c="16"/>connection.commit();</text:span></text:p>
      <text:p text:style-name="P17"><text:span text:style-name="T8"><text:s text:c="12"/>} catch (SQLException e) {</text:span></text:p>
      <text:p text:style-name="P17"><text:span text:style-name="T8"><text:s text:c="16"/>msgToClient = "Could not connect to DB";</text:span></text:p>
      <text:p text:style-name="P17"><text:span text:style-name="T8"><text:s text:c="12"/>}</text:span></text:p>
      <text:p text:style-name="P17"><text:span text:style-name="T8"><text:s text:c="12"/>return updateRow;</text:span></text:p>
      <text:p text:style-name="P17"><text:span text:style-name="T8"><text:s text:c="8"/>}</text:span></text:p>
      <text:p text:style-name="P17"><text:span text:style-name="T8"><text:s text:c="4"/>},</text:span></text:p>
      <text:p text:style-name="P17"/>
      <text:p text:style-name="P17"/>
      <text:p text:style-name="P17"><text:span text:style-name="T8"><text:s text:c="4"/>/**</text:span></text:p>
      <text:p text:style-name="P17"><text:span text:style-name="T8"><text:s text:c="5"/>* Команда remove_all.</text:span></text:p>
      <text:p text:style-name="P17"><text:span text:style-name="T8"><text:s text:c="5"/>* Удалят из коллекции все элементы, эквивалентные заданному.</text:span></text:p>
      <text:p text:style-name="P17"><text:span text:style-name="T8"><text:s text:c="5"/>*</text:span></text:p>
      <text:p text:style-name="P17"><text:span text:style-name="T8"><text:s text:c="5"/>* @param peopleTree Ожидается TreeView&lt;Container&gt; для изменения содержимого</text:span></text:p>
      <text:p text:style-name="P17"><text:span text:style-name="T8"><text:s text:c="5"/>* @version 3.0</text:span></text:p>
      <text:p text:style-name="P17"><text:span text:style-name="T8"><text:s text:c="5"/>* @since 1.0</text:span></text:p>
      <text:p text:style-name="P17"><text:span text:style-name="T8"><text:s text:c="5"/>*/</text:span></text:p>
      <text:p text:style-name="P17"><text:span text:style-name="T8"><text:s text:c="4"/>REMOVE_ALL {</text:span></text:p>
      <text:p text:style-name="P17"><text:span text:style-name="T8"><text:s text:c="8"/>private int updateRow;</text:span></text:p>
      <text:p text:style-name="P17"/>
      <text:p text:style-name="P17"><text:span text:style-name="T8"><text:s text:c="8"/>@Override</text:span></text:p>
      <text:p text:style-name="P17"><text:span text:style-name="T8"><text:s text:c="8"/>public int execute(Connection connection, Map&lt;String, Man&gt; family, Map&lt;String, Man&gt; newData) {</text:span></text:p>
      <text:p text:style-name="P17"><text:span text:style-name="T8"><text:s text:c="12"/>msgToClient = "Objects removed";</text:span></text:p>
      <text:p text:style-name="P17"><text:span text:style-name="T8"><text:s text:c="12"/>try {</text:span></text:p>
      <text:p text:style-name="P17"><text:span text:style-name="T8"><text:s text:c="16"/>connection.setAutoCommit(false);</text:span></text:p>
      <text:p text:style-name="P17"><text:span text:style-name="T8"><text:s text:c="16"/>Statement statement = connection.createStatement();</text:span></text:p>
      <text:p text:style-name="P17"/>
      <text:p text:style-name="P17"><text:span text:style-name="T8"><text:s text:c="16"/>int age = newData.values().iterator().next().getAge();</text:span></text:p>
      <text:p text:style-name="P17"/>
      <text:p text:style-name="P17"><text:span text:style-name="T8"><text:s text:c="16"/>updateRow = statement.executeUpdate("DELETE FROM people WHERE age = " + age);</text:span></text:p>
      <text:p text:style-name="P17"/>
      <text:p text:style-name="P17"><text:span text:style-name="T8"><text:s text:c="16"/>connection.commit();</text:span></text:p>
      <text:p text:style-name="P17"><text:span text:style-name="T8"><text:s text:c="12"/>} catch (SQLException e) {</text:span></text:p>
      <text:p text:style-name="P17"><text:span text:style-name="T8"><text:s text:c="16"/>msgToClient = "Could not connect to DB";</text:span></text:p>
      <text:p text:style-name="P17"><text:span text:style-name="T8"><text:s text:c="12"/>}</text:span></text:p>
      <text:p text:style-name="P17"><text:span text:style-name="T8"><text:s text:c="12"/>return updateRow;</text:span></text:p>
      <text:p text:style-name="P17"><text:span text:style-name="T8"><text:s text:c="8"/>}</text:span></text:p>
      <text:p text:style-name="P17"><text:span text:style-name="T8"><text:s text:c="4"/>},</text:span></text:p>
      <text:p text:style-name="P17"/>
      <text:p text:style-name="P17"/>
      <text:p text:style-name="P17"><text:span text:style-name="T8"><text:s text:c="4"/>/**</text:span></text:p>
      <text:p text:style-name="P17"><text:span text:style-name="T8"><text:s text:c="5"/>* Команда remove_lower.</text:span></text:p>
      <text:p text:style-name="P17"><text:span text:style-name="T8"><text:s text:c="5"/>* Удаляет из коллекции все элементы, меньшие, чем заданный.</text:span></text:p>
      <text:p text:style-name="P17"><text:span text:style-name="T8"><text:s text:c="5"/>*</text:span></text:p>
      <text:p text:style-name="P17"><text:span text:style-name="T8"><text:s text:c="5"/>* @param peopleTree Ожидается TreeView&lt;Container&gt; для изменения содержимого</text:span></text:p>
      <text:p text:style-name="P17"><text:span text:style-name="T8"><text:s text:c="5"/>* @version 3.0</text:span></text:p>
      <text:p text:style-name="P17"><text:span text:style-name="T8"><text:s text:c="5"/>* @since 1.0</text:span></text:p>
      <text:p text:style-name="P17"><text:span text:style-name="T8"><text:s text:c="5"/>*/</text:span></text:p>
      <text:p text:style-name="P17"><text:span text:style-name="T8"><text:s text:c="4"/>REMOVE_LOWER_OBJECT {</text:span></text:p>
      <text:p text:style-name="P17"><text:span text:style-name="T8"><text:s text:c="8"/>private int updateRow;</text:span></text:p>
      <text:p text:style-name="P17"/>
      <text:p text:style-name="P17"><text:span text:style-name="T8"><text:s text:c="8"/>@Override</text:span></text:p>
      <text:p text:style-name="P17"><text:span text:style-name="T8"><text:s text:c="8"/>public int execute(Connection connection, Map&lt;String, Man&gt; family, Map&lt;String, Man&gt; newData) {</text:span></text:p>
      <text:p text:style-name="P17"><text:span text:style-name="T8"><text:s text:c="12"/>msgToClient = "Objects removed";</text:span></text:p>
      <text:p text:style-name="P17"><text:soft-page-break/><text:span text:style-name="T8"><text:s text:c="12"/>try {</text:span></text:p>
      <text:p text:style-name="P17"><text:span text:style-name="T8"><text:s text:c="16"/>connection.setAutoCommit(false);</text:span></text:p>
      <text:p text:style-name="P17"><text:span text:style-name="T8"><text:s text:c="16"/>Statement statement = connection.createStatement();</text:span></text:p>
      <text:p text:style-name="P17"/>
      <text:p text:style-name="P17"><text:span text:style-name="T8"><text:s text:c="16"/>int age = newData.values().iterator().next().getAge();</text:span></text:p>
      <text:p text:style-name="P17"/>
      <text:p text:style-name="P17"><text:span text:style-name="T8"><text:s text:c="16"/>updateRow = statement.executeUpdate("DELETE FROM people WHERE age &lt; " + age);</text:span></text:p>
      <text:p text:style-name="P17"/>
      <text:p text:style-name="P17"><text:span text:style-name="T8"><text:s text:c="16"/>connection.commit();</text:span></text:p>
      <text:p text:style-name="P17"><text:span text:style-name="T8"><text:s text:c="12"/>} catch (SQLException e) {</text:span></text:p>
      <text:p text:style-name="P17"><text:span text:style-name="T8"><text:s text:c="16"/>msgToClient = "Could not connect to DB";</text:span></text:p>
      <text:p text:style-name="P17"><text:span text:style-name="T8"><text:s text:c="12"/>}</text:span></text:p>
      <text:p text:style-name="P17"><text:span text:style-name="T8"><text:s text:c="12"/>return updateRow;</text:span></text:p>
      <text:p text:style-name="P17"><text:span text:style-name="T8"><text:s text:c="8"/>}</text:span></text:p>
      <text:p text:style-name="P17"><text:span text:style-name="T8"><text:s text:c="4"/>},</text:span></text:p>
      <text:p text:style-name="P17"/>
      <text:p text:style-name="P17"/>
      <text:p text:style-name="P17"><text:span text:style-name="T8"><text:s text:c="4"/>/**</text:span></text:p>
      <text:p text:style-name="P17"><text:span text:style-name="T8"><text:s text:c="5"/>* Команда: add_if_max.</text:span></text:p>
      <text:p text:style-name="P17"><text:span text:style-name="T8"><text:s text:c="5"/>* Добавляет новый элемент в коллекцию, если его значение превышает значение наибольшего элемента этой коллекции.</text:span></text:p>
      <text:p text:style-name="P17"><text:span text:style-name="T8"><text:s text:c="5"/>*</text:span></text:p>
      <text:p text:style-name="P17"><text:span text:style-name="T8"><text:s text:c="5"/>* @param peopleTree Ожидается TreeView&lt;Container&gt; для изменения содержимого</text:span></text:p>
      <text:p text:style-name="P17"><text:span text:style-name="T8"><text:s text:c="5"/>* @version 3.0</text:span></text:p>
      <text:p text:style-name="P17"><text:span text:style-name="T8"><text:s text:c="5"/>*/</text:span></text:p>
      <text:p text:style-name="P17"><text:span text:style-name="T8"><text:s text:c="4"/>ADD_IF_MAX {</text:span></text:p>
      <text:p text:style-name="P17"><text:span text:style-name="T8"><text:s text:c="8"/>private int updateRow;</text:span></text:p>
      <text:p text:style-name="P17"><text:span text:style-name="T8"><text:s text:c="8"/>private boolean isMax = true;</text:span></text:p>
      <text:p text:style-name="P17"/>
      <text:p text:style-name="P17"><text:span text:style-name="T8"><text:s text:c="8"/>@Override</text:span></text:p>
      <text:p text:style-name="P17"><text:span text:style-name="T8"><text:s text:c="8"/>public int execute(Connection connection, Map&lt;String, Man&gt; family, Map&lt;String, Man&gt; newData) {</text:span></text:p>
      <text:p text:style-name="P17"><text:span text:style-name="T8"><text:s text:c="12"/>try {</text:span></text:p>
      <text:p text:style-name="P17"><text:span text:style-name="T8"><text:s text:c="16"/>Statement statement = connection.createStatement();</text:span></text:p>
      <text:p text:style-name="P17"/>
      <text:p text:style-name="P17"><text:span text:style-name="T8"><text:s text:c="16"/>ResultSet resultSet = statement.executeQuery("SELECT AGE " +</text:span></text:p>
      <text:p text:style-name="P17"><text:span text:style-name="T8"><text:s text:c="24"/>"FROM people " +</text:span></text:p>
      <text:p text:style-name="P17"><text:span text:style-name="T8"><text:s text:c="24"/>"ORDER BY AGE;");</text:span></text:p>
      <text:p text:style-name="P17"/>
      <text:p text:style-name="P17"><text:span text:style-name="T8"><text:s text:c="16"/>Iterator&lt;Man&gt; iterator = newData.values().iterator();</text:span></text:p>
      <text:p text:style-name="P17"><text:span text:style-name="T8"><text:s text:c="16"/>int age = iterator.next().getAge();</text:span></text:p>
      <text:p text:style-name="P17"/>
      <text:p text:style-name="P17"><text:span text:style-name="T8"><text:s text:c="16"/>if (resultSet.getFetchSize() != 0) {</text:span></text:p>
      <text:p text:style-name="P17"><text:span text:style-name="T8"><text:s text:c="20"/>isMax = resultSet.getInt(1) &gt; age;</text:span></text:p>
      <text:p text:style-name="P17"><text:span text:style-name="T8"><text:s text:c="16"/>}</text:span></text:p>
      <text:p text:style-name="P17"/>
      <text:p text:style-name="P17"><text:span text:style-name="T8"><text:s text:c="16"/>this.updateRow = isMax ?</text:span></text:p>
      <text:p text:style-name="P17"><text:span text:style-name="T8"><text:s text:c="24"/>insertPeopleQueryExecute(connection, newData) :</text:span></text:p>
      <text:p text:style-name="P17"><text:span text:style-name="T8"><text:s text:c="24"/>0;</text:span></text:p>
      <text:p text:style-name="P17"/>
      <text:p text:style-name="P17"><text:span text:style-name="T8"><text:s text:c="16"/>msgToClient = isMax ?</text:span></text:p>
      <text:p text:style-name="P17"><text:span text:style-name="T8"><text:s text:c="24"/>"Object added" :</text:span></text:p>
      <text:p text:style-name="P17"><text:span text:style-name="T8"><text:s text:c="24"/>"Object is not max";</text:span></text:p>
      <text:p text:style-name="P17"/>
      <text:p text:style-name="P17"><text:span text:style-name="T8"><text:s text:c="12"/>} catch (SQLException e) {</text:span></text:p>
      <text:p text:style-name="P17"><text:span text:style-name="T8"><text:s text:c="16"/>msgToClient = "Could not connect to DB";</text:span></text:p>
      <text:p text:style-name="P17"><text:span text:style-name="T8"><text:s text:c="12"/>}</text:span></text:p>
      <text:p text:style-name="P17"><text:span text:style-name="T8"><text:s text:c="12"/>return updateRow;</text:span></text:p>
      <text:p text:style-name="P17"><text:span text:style-name="T8"><text:s text:c="8"/>}</text:span></text:p>
      <text:p text:style-name="P17"><text:span text:style-name="T8"><text:s text:c="4"/>},</text:span></text:p>
      <text:p text:style-name="P17"/>
      <text:p text:style-name="P17"/>
      <text:p text:style-name="P17"><text:span text:style-name="T8"><text:s text:c="4"/>/**</text:span></text:p>
      <text:p text:style-name="P17"><text:span text:style-name="T8"><text:s text:c="5"/>* Команда add_if_min.</text:span></text:p>
      <text:p text:style-name="P17"><text:span text:style-name="T8"><text:s text:c="5"/>* Добавляет новый элемент в коллекцию, если его значение меньше, чем у наименьшего элемента этой коллекции.</text:span></text:p>
      <text:p text:style-name="P17"><text:span text:style-name="T8"><text:s text:c="5"/>*</text:span></text:p>
      <text:p text:style-name="P17"><text:span text:style-name="T8"><text:s text:c="5"/>* @param peopleTree Ожидается TreeView&lt;Container&gt; для изменения содержимого</text:span></text:p>
      <text:p text:style-name="P17"><text:span text:style-name="T8"><text:s text:c="5"/>* @version 2.0</text:span></text:p>
      <text:p text:style-name="P17"><text:span text:style-name="T8"><text:s text:c="5"/>*/</text:span></text:p>
      <text:p text:style-name="P17"><text:span text:style-name="T8"><text:s text:c="4"/>ADD_IF_MIN {</text:span></text:p>
      <text:p text:style-name="P17"><text:span text:style-name="T8"><text:s text:c="8"/>private int updateRow;</text:span></text:p>
      <text:p text:style-name="P17"><text:span text:style-name="T8"><text:s text:c="8"/>private boolean isMin = true;</text:span></text:p>
      <text:p text:style-name="P17"/>
      <text:p text:style-name="P17"><text:span text:style-name="T8"><text:s text:c="8"/>@Override</text:span></text:p>
      <text:p text:style-name="P17"><text:span text:style-name="T8"><text:s text:c="8"/>public int execute(Connection connection, Map&lt;String, Man&gt; family, Map&lt;String, Man&gt; newData) {</text:span></text:p>
      <text:p text:style-name="P17"><text:span text:style-name="T8"><text:s text:c="12"/>try {</text:span></text:p>
      <text:p text:style-name="P17"><text:span text:style-name="T8"><text:s text:c="16"/>Statement statement = connection.createStatement();</text:span></text:p>
      <text:p text:style-name="P17"/>
      <text:p text:style-name="P17"><text:span text:style-name="T8"><text:s text:c="16"/>ResultSet resultSet = statement.executeQuery("SELECT AGE " +</text:span></text:p>
      <text:p text:style-name="P17"><text:span text:style-name="T8"><text:s text:c="24"/>"FROM people " +</text:span></text:p>
      <text:p text:style-name="P17"><text:soft-page-break/><text:span text:style-name="T8"><text:s text:c="24"/>"ORDER BY AGE;");</text:span></text:p>
      <text:p text:style-name="P17"/>
      <text:p text:style-name="P17"><text:span text:style-name="T8"><text:s text:c="16"/>Iterator&lt;Man&gt; iterator = newData.values().iterator();</text:span></text:p>
      <text:p text:style-name="P17"><text:span text:style-name="T8"><text:s text:c="16"/>int age = iterator.next().getAge();</text:span></text:p>
      <text:p text:style-name="P17"/>
      <text:p text:style-name="P17"><text:span text:style-name="T8"><text:s text:c="16"/>if (resultSet.getFetchSize() != 0) {</text:span></text:p>
      <text:p text:style-name="P17"><text:span text:style-name="T8"><text:s text:c="20"/>isMin = resultSet.getInt(1) &gt; age;</text:span></text:p>
      <text:p text:style-name="P17"><text:span text:style-name="T8"><text:s text:c="16"/>}</text:span></text:p>
      <text:p text:style-name="P17"/>
      <text:p text:style-name="P17"><text:span text:style-name="T8"><text:s text:c="16"/>this.updateRow = isMin ?</text:span></text:p>
      <text:p text:style-name="P17"><text:span text:style-name="T8"><text:s text:c="24"/>insertPeopleQueryExecute(connection, newData) :</text:span></text:p>
      <text:p text:style-name="P17"><text:span text:style-name="T8"><text:s text:c="24"/>0;</text:span></text:p>
      <text:p text:style-name="P17"/>
      <text:p text:style-name="P17"><text:span text:style-name="T8"><text:s text:c="16"/>msgToClient = isMin ?</text:span></text:p>
      <text:p text:style-name="P17"><text:span text:style-name="T8"><text:s text:c="24"/>"Object added" :</text:span></text:p>
      <text:p text:style-name="P17"><text:span text:style-name="T8"><text:s text:c="24"/>"Object is not min";</text:span></text:p>
      <text:p text:style-name="P17"/>
      <text:p text:style-name="P17"><text:span text:style-name="T8"><text:s text:c="12"/>} catch (SQLException e) {</text:span></text:p>
      <text:p text:style-name="P17"><text:span text:style-name="T8"><text:s text:c="16"/>msgToClient = "Could not connect to DB";</text:span></text:p>
      <text:p text:style-name="P17"><text:span text:style-name="T8"><text:s text:c="12"/>}</text:span></text:p>
      <text:p text:style-name="P17"><text:span text:style-name="T8"><text:s text:c="12"/>return updateRow;</text:span></text:p>
      <text:p text:style-name="P17"><text:span text:style-name="T8"><text:s text:c="8"/>}</text:span></text:p>
      <text:p text:style-name="P17"><text:span text:style-name="T8"><text:s text:c="4"/>},</text:span></text:p>
      <text:p text:style-name="P17"/>
      <text:p text:style-name="P17"/>
      <text:p text:style-name="P17"><text:span text:style-name="T8"><text:s text:c="4"/>/**</text:span></text:p>
      <text:p text:style-name="P17"><text:span text:style-name="T8"><text:s text:c="5"/>* Команда import.</text:span></text:p>
      <text:p text:style-name="P17"><text:span text:style-name="T8"><text:s text:c="5"/>* добавляет в коллекцию все данные из файла.</text:span></text:p>
      <text:p text:style-name="P17"><text:span text:style-name="T8"><text:s text:c="5"/>*</text:span></text:p>
      <text:p text:style-name="P17"><text:span text:style-name="T8"><text:s text:c="5"/>* @param peopleTree Ожидается TreeView&lt;Container&gt; для изменения содержимого</text:span></text:p>
      <text:p text:style-name="P17"><text:span text:style-name="T8"><text:s text:c="5"/>* @version 3.0</text:span></text:p>
      <text:p text:style-name="P17"><text:span text:style-name="T8"><text:s text:c="5"/>*/</text:span></text:p>
      <text:p text:style-name="P17"><text:span text:style-name="T8"><text:s text:c="4"/>IMPORT_ALL_FROM_FILE {</text:span></text:p>
      <text:p text:style-name="P17"><text:span text:style-name="T8"><text:s text:c="8"/>int updateRow;</text:span></text:p>
      <text:p text:style-name="P17"/>
      <text:p text:style-name="P17"><text:span text:style-name="T8"><text:s text:c="8"/>@Override</text:span></text:p>
      <text:p text:style-name="P17"><text:span text:style-name="T8"><text:s text:c="8"/>public int execute(Connection connection, Map&lt;String, Man&gt; family, Map&lt;String, Man&gt; newData) {</text:span></text:p>
      <text:p text:style-name="P17"><text:span text:style-name="T8"><text:s text:c="12"/>msgToClient = "Object added";</text:span></text:p>
      <text:p text:style-name="P17"><text:span text:style-name="T8"><text:s text:c="12"/>try {</text:span></text:p>
      <text:p text:style-name="P17"><text:span text:style-name="T8"><text:s text:c="16"/>removeFromNewDataDuplicate(connection, newData);</text:span></text:p>
      <text:p text:style-name="P17"><text:span text:style-name="T8"><text:s text:c="16"/>updateRow = insertPeopleQueryExecute(connection, newData);</text:span></text:p>
      <text:p text:style-name="P17"><text:span text:style-name="T8"><text:s text:c="12"/>} catch (SQLException e) {</text:span></text:p>
      <text:p text:style-name="P17"><text:span text:style-name="T8"><text:s text:c="16"/>msgToClient = "Could not connect to DB";</text:span></text:p>
      <text:p text:style-name="P17"><text:span text:style-name="T8"><text:s text:c="12"/>} catch (NumberFormatException e) {</text:span></text:p>
      <text:p text:style-name="P17"><text:span text:style-name="T8"><text:s text:c="16"/>msgToClient = "Key is not correct";</text:span></text:p>
      <text:p text:style-name="P17"><text:span text:style-name="T8"><text:s text:c="12"/>}</text:span></text:p>
      <text:p text:style-name="P17"><text:span text:style-name="T8"><text:s text:c="12"/>return updateRow;</text:span></text:p>
      <text:p text:style-name="P17"><text:span text:style-name="T8"><text:s text:c="8"/>}</text:span></text:p>
      <text:p text:style-name="P17"/>
      <text:p text:style-name="P17"><text:span text:style-name="T8"><text:s text:c="8"/>private void removeFromNewDataDuplicate(Connection connection, Map&lt;String, Man&gt; newData) throws SQLException {</text:span></text:p>
      <text:p text:style-name="P17"><text:span text:style-name="T8"><text:s text:c="12"/>Statement statement = connection.createStatement();</text:span></text:p>
      <text:p text:style-name="P17"><text:span text:style-name="T8"><text:s text:c="12"/>ResultSet resultSet = statement.executeQuery("SELECT ID FROM people");</text:span></text:p>
      <text:p text:style-name="P17"><text:span text:style-name="T8"><text:s text:c="12"/>while (resultSet.next()) {</text:span></text:p>
      <text:p text:style-name="P17"><text:span text:style-name="T8"><text:s text:c="16"/>if (newData.containsKey(String.valueOf(resultSet.getInt(1)))) {</text:span></text:p>
      <text:p text:style-name="P17"><text:span text:style-name="T8"><text:s text:c="20"/>newData.remove(String.valueOf(resultSet.getInt(1)));</text:span></text:p>
      <text:p text:style-name="P17"><text:span text:style-name="T8"><text:s text:c="16"/>}</text:span></text:p>
      <text:p text:style-name="P17"><text:span text:style-name="T8"><text:s text:c="12"/>}</text:span></text:p>
      <text:p text:style-name="P17"/>
      <text:p text:style-name="P17"><text:span text:style-name="T8"><text:s text:c="8"/>}</text:span></text:p>
      <text:p text:style-name="P17"><text:span text:style-name="T8"><text:s text:c="4"/>},</text:span></text:p>
      <text:p text:style-name="P17"/>
      <text:p text:style-name="P17"/>
      <text:p text:style-name="P17"><text:span text:style-name="T8"><text:s text:c="4"/>/**</text:span></text:p>
      <text:p text:style-name="P17"><text:span text:style-name="T8"><text:s text:c="5"/>* Команда insert.</text:span></text:p>
      <text:p text:style-name="P17"><text:span text:style-name="T8"><text:s text:c="5"/>* Добавляет новый элемент с заданным ключом.</text:span></text:p>
      <text:p text:style-name="P17"><text:span text:style-name="T8"><text:s text:c="5"/>*</text:span></text:p>
      <text:p text:style-name="P17"><text:span text:style-name="T8"><text:s text:c="5"/>* @param peopleTree Ожидается TreeView&lt;Container&gt; для изменения содержимого</text:span></text:p>
      <text:p text:style-name="P17"><text:span text:style-name="T8"><text:s text:c="5"/>* @version 3.0</text:span></text:p>
      <text:p text:style-name="P17"><text:span text:style-name="T8"><text:s text:c="5"/>*/</text:span></text:p>
      <text:p text:style-name="P17"><text:span text:style-name="T8"><text:s text:c="4"/>INSERT_NEW_OBJECT {</text:span></text:p>
      <text:p text:style-name="P17"><text:span text:style-name="T8"><text:s text:c="8"/>private boolean isInDB;</text:span></text:p>
      <text:p text:style-name="P17"><text:span text:style-name="T8"><text:s text:c="8"/>private int updateRow;</text:span></text:p>
      <text:p text:style-name="P17"/>
      <text:p text:style-name="P17"><text:span text:style-name="T8"><text:s text:c="8"/>@Override</text:span></text:p>
      <text:p text:style-name="P17"><text:span text:style-name="T8"><text:s text:c="8"/>public int execute(Connection connection, Map&lt;String, Man&gt; family, Map&lt;String, Man&gt; newData) {</text:span></text:p>
      <text:p text:style-name="P17"><text:span text:style-name="T8"><text:s text:c="12"/>try {</text:span></text:p>
      <text:p text:style-name="P17"><text:span text:style-name="T8"><text:s text:c="16"/>Statement statement = connection.createStatement();</text:span></text:p>
      <text:p text:style-name="P17"/>
      <text:p text:style-name="P17"><text:soft-page-break/><text:span text:style-name="T8"><text:s text:c="16"/>int key = Integer.parseInt(newData.entrySet().iterator().next().getKey());</text:span></text:p>
      <text:p text:style-name="P17"/>
      <text:p text:style-name="P17"><text:span text:style-name="T8"><text:s text:c="16"/>isInDB = statement.executeQuery("SELECT ID " +</text:span></text:p>
      <text:p text:style-name="P17"><text:span text:style-name="T8"><text:s text:c="24"/>"FROM people " +</text:span></text:p>
      <text:p text:style-name="P17"><text:span text:style-name="T8"><text:s text:c="24"/>"WHERE ID = " + key).next();</text:span></text:p>
      <text:p text:style-name="P17"/>
      <text:p text:style-name="P17"/>
      <text:p text:style-name="P17"><text:span text:style-name="T8"><text:s text:c="16"/>msgToClient = !isInDB ? "Object added" : "Object already in DB";</text:span></text:p>
      <text:p text:style-name="P17"/>
      <text:p text:style-name="P17"><text:span text:style-name="T8"><text:s text:c="16"/>updateRow = !isInDB ?</text:span></text:p>
      <text:p text:style-name="P17"><text:span text:style-name="T8"><text:s text:c="24"/>insertNewRowQuery(connection, newData) :</text:span></text:p>
      <text:p text:style-name="P17"><text:span text:style-name="T8"><text:s text:c="24"/>0;</text:span></text:p>
      <text:p text:style-name="P17"/>
      <text:p text:style-name="P17"><text:span text:style-name="T8"><text:s text:c="12"/>} catch (SQLException e) {</text:span></text:p>
      <text:p text:style-name="P17"><text:span text:style-name="T8"><text:s text:c="16"/>msgToClient = "Could not connect to DB";</text:span></text:p>
      <text:p text:style-name="P17"><text:span text:style-name="T8"><text:s text:c="12"/>} catch (NumberFormatException e) {</text:span></text:p>
      <text:p text:style-name="P17"><text:span text:style-name="T8"><text:s text:c="16"/>msgToClient = "Key is not correct";</text:span></text:p>
      <text:p text:style-name="P17"><text:span text:style-name="T8"><text:s text:c="12"/>}</text:span></text:p>
      <text:p text:style-name="P17"><text:span text:style-name="T8"><text:s text:c="12"/>return updateRow;</text:span></text:p>
      <text:p text:style-name="P17"><text:span text:style-name="T8"><text:s text:c="8"/>}</text:span></text:p>
      <text:p text:style-name="P17"><text:span text:style-name="T8"><text:s text:c="4"/>},</text:span></text:p>
      <text:p text:style-name="P17"/>
      <text:p text:style-name="P17"/>
      <text:p text:style-name="P17"><text:span text:style-name="T8"><text:s text:c="4"/>/**</text:span></text:p>
      <text:p text:style-name="P17"><text:span text:style-name="T8"><text:s text:c="5"/>* Команда clear.</text:span></text:p>
      <text:p text:style-name="P17"><text:span text:style-name="T8"><text:s text:c="5"/>* Очищает коллекцию.</text:span></text:p>
      <text:p text:style-name="P17"><text:span text:style-name="T8"><text:s text:c="5"/>*</text:span></text:p>
      <text:p text:style-name="P17"><text:span text:style-name="T8"><text:s text:c="5"/>* @param peopleTree Ожидается TreeView&lt;Container&gt; для изменения содержимого</text:span></text:p>
      <text:p text:style-name="P17"><text:span text:style-name="T8"><text:s text:c="5"/>* @version 3.0</text:span></text:p>
      <text:p text:style-name="P17"><text:span text:style-name="T8"><text:s text:c="5"/>* @since 1.0</text:span></text:p>
      <text:p text:style-name="P17"><text:span text:style-name="T8"><text:s text:c="5"/>*/</text:span></text:p>
      <text:p text:style-name="P17"><text:span text:style-name="T8"><text:s text:c="4"/>CLEAR {</text:span></text:p>
      <text:p text:style-name="P17"><text:span text:style-name="T8"><text:s text:c="8"/>@Override</text:span></text:p>
      <text:p text:style-name="P17"><text:span text:style-name="T8"><text:s text:c="8"/>public int execute(Connection connection, Map&lt;String, Man&gt; family, Map&lt;String, Man&gt; newData) {</text:span></text:p>
      <text:p text:style-name="P17"><text:span text:style-name="T8"><text:s text:c="12"/>try {</text:span></text:p>
      <text:p text:style-name="P17"><text:span text:style-name="T8"><text:s text:c="16"/>Statement statement = connection.createStatement();</text:span></text:p>
      <text:p text:style-name="P17"><text:span text:style-name="T8"><text:s text:c="16"/>msgToClient = "Database cleared";</text:span></text:p>
      <text:p text:style-name="P17"><text:span text:style-name="T8"><text:s text:c="16"/>return statement.executeUpdate("DELETE FROM people;");</text:span></text:p>
      <text:p text:style-name="P17"><text:span text:style-name="T8"><text:s text:c="12"/>} catch (SQLException e) {</text:span></text:p>
      <text:p text:style-name="P17"><text:span text:style-name="T8"><text:s text:c="16"/>msgToClient = "Could not connect to DB";</text:span></text:p>
      <text:p text:style-name="P17"><text:span text:style-name="T8"><text:s text:c="12"/>}</text:span></text:p>
      <text:p text:style-name="P17"><text:span text:style-name="T8"><text:s text:c="12"/>return 0;</text:span></text:p>
      <text:p text:style-name="P17"><text:span text:style-name="T8"><text:s text:c="8"/>}</text:span></text:p>
      <text:p text:style-name="P17"><text:span text:style-name="T8"><text:s text:c="4"/>},</text:span></text:p>
      <text:p text:style-name="P17"/>
      <text:p text:style-name="P17"/>
      <text:p text:style-name="P17"><text:span text:style-name="T8"><text:s text:c="4"/>/**</text:span></text:p>
      <text:p text:style-name="P17"><text:span text:style-name="T8"><text:s text:c="5"/>* Команда load.</text:span></text:p>
      <text:p text:style-name="P17"><text:span text:style-name="T8"><text:s text:c="5"/>* Загружает дефолтные объекты типа {@link Storage} данные в коллекцию.</text:span></text:p>
      <text:p text:style-name="P17"><text:span text:style-name="T8"><text:s text:c="5"/>*</text:span></text:p>
      <text:p text:style-name="P17"><text:span text:style-name="T8"><text:s text:c="5"/>* @param peopleTree Ожидается TreeView&lt;Container&gt; для изменения содержимого</text:span></text:p>
      <text:p text:style-name="P17"><text:span text:style-name="T8"><text:s text:c="5"/>* @version 3.0</text:span></text:p>
      <text:p text:style-name="P17"><text:span text:style-name="T8"><text:s text:c="5"/>*/</text:span></text:p>
      <text:p text:style-name="P17"><text:span text:style-name="T8"><text:s text:c="4"/>LOAD {</text:span></text:p>
      <text:p text:style-name="P17"><text:span text:style-name="T8"><text:s text:c="8"/>private int updateRow;</text:span></text:p>
      <text:p text:style-name="P17"/>
      <text:p text:style-name="P17"><text:span text:style-name="T8"><text:s text:c="8"/>@Override</text:span></text:p>
      <text:p text:style-name="P17"><text:span text:style-name="T8"><text:s text:c="8"/>public int execute(Connection connection, Map&lt;String, Man&gt; family, Map&lt;String, Man&gt; newData) {</text:span></text:p>
      <text:p text:style-name="P17"><text:span text:style-name="T8"><text:s text:c="12"/>try {</text:span></text:p>
      <text:p text:style-name="P17"><text:span text:style-name="T8"><text:s text:c="16"/>connection.setAutoCommit(false);</text:span></text:p>
      <text:p text:style-name="P17"/>
      <text:p text:style-name="P17"><text:span text:style-name="T8"><text:s text:c="16"/>CLEAR.execute(connection, family, newData);</text:span></text:p>
      <text:p text:style-name="P17"/>
      <text:p text:style-name="P17"><text:span text:style-name="T8"><text:s text:c="16"/>updateRow = INSERT_NEW_OBJECT.execute(connection, family, newData);</text:span></text:p>
      <text:p text:style-name="P17"/>
      <text:p text:style-name="P17"><text:span text:style-name="T8"><text:s text:c="16"/>connection.commit();</text:span></text:p>
      <text:p text:style-name="P17"><text:span text:style-name="T8"><text:s text:c="16"/>msgToClient = "Default data was loaded";</text:span></text:p>
      <text:p text:style-name="P17"><text:span text:style-name="T8"><text:s text:c="12"/>} catch (SQLException e) {</text:span></text:p>
      <text:p text:style-name="P17"><text:span text:style-name="T8"><text:s text:c="16"/>msgToClient = "Could not connect to DB";</text:span></text:p>
      <text:p text:style-name="P17"><text:span text:style-name="T8"><text:s text:c="12"/>}</text:span></text:p>
      <text:p text:style-name="P17"><text:span text:style-name="T8"><text:s text:c="12"/>return updateRow;</text:span></text:p>
      <text:p text:style-name="P17"><text:span text:style-name="T8"><text:s text:c="8"/>}</text:span></text:p>
      <text:p text:style-name="P17"><text:span text:style-name="T8"><text:s text:c="4"/>},</text:span></text:p>
      <text:p text:style-name="P17"/>
      <text:p text:style-name="P17"/>
      <text:p text:style-name="P17"><text:span text:style-name="T8"><text:s text:c="4"/>READ {</text:span></text:p>
      <text:p text:style-name="P17"/>
      <text:p text:style-name="P17"><text:span text:style-name="T8"><text:s text:c="4"/>},</text:span></text:p>
      <text:p text:style-name="P17"><text:soft-page-break/></text:p>
      <text:p text:style-name="P17"/>
      <text:p text:style-name="P17"><text:span text:style-name="T8"><text:s text:c="4"/>UPDATE {</text:span></text:p>
      <text:p text:style-name="P17"><text:span text:style-name="T8"><text:s text:c="8"/>@Override</text:span></text:p>
      <text:p text:style-name="P17"><text:span text:style-name="T8"><text:s text:c="8"/>public int execute(Connection connection, Map&lt;String, Man&gt; family, Map&lt;String, Man&gt; newData) {</text:span></text:p>
      <text:p text:style-name="P17"><text:span text:style-name="T8"><text:s text:c="12"/>try {</text:span></text:p>
      <text:p text:style-name="P17"><text:span text:style-name="T8"><text:s text:c="16"/>PreparedStatement statement = connection.prepareStatement(UPDATE_PEOPLE_NAME_QUERY);</text:span></text:p>
      <text:p text:style-name="P17"/>
      <text:p text:style-name="P17"/>
      <text:p text:style-name="P17"><text:span text:style-name="T8"><text:s text:c="16"/>statement.setString(1, newData.values().iterator().next().getName());</text:span></text:p>
      <text:p text:style-name="P17"><text:span text:style-name="T8"><text:s text:c="16"/>statement.setInt(2, Integer.parseInt(newData.keySet().iterator().next()));</text:span></text:p>
      <text:p text:style-name="P17"/>
      <text:p text:style-name="P17"><text:span text:style-name="T8"><text:s text:c="16"/>statement.executeUpdate();</text:span></text:p>
      <text:p text:style-name="P17"/>
      <text:p text:style-name="P17"><text:span text:style-name="T8"><text:s text:c="12"/>} catch (SQLException e) {</text:span></text:p>
      <text:p text:style-name="P17"><text:span text:style-name="T8"><text:s text:c="16"/>msgToClient = "Could not connect to DB";</text:span></text:p>
      <text:p text:style-name="P17"><text:span text:style-name="T8"><text:s text:c="12"/>} catch (NumberFormatException e) {</text:span></text:p>
      <text:p text:style-name="P17"><text:span text:style-name="T8"><text:s text:c="16"/>msgToClient = "Key is not correct";</text:span></text:p>
      <text:p text:style-name="P17"><text:span text:style-name="T8"><text:s text:c="12"/>}</text:span></text:p>
      <text:p text:style-name="P17"><text:span text:style-name="T8"><text:s text:c="12"/>return 0;</text:span></text:p>
      <text:p text:style-name="P17"><text:span text:style-name="T8"><text:s text:c="8"/>}</text:span></text:p>
      <text:p text:style-name="P17"><text:span text:style-name="T8"><text:s text:c="4"/>},</text:span></text:p>
      <text:p text:style-name="P17"/>
      <text:p text:style-name="P17"/>
      <text:p text:style-name="P17"><text:span text:style-name="T8"><text:s text:c="4"/>REGISTER {</text:span></text:p>
      <text:p text:style-name="P17"><text:span text:style-name="T8"><text:s text:c="8"/>private String createTable = "CREATE TABLE USERS(" +</text:span></text:p>
      <text:p text:style-name="P17"><text:span text:style-name="T8"><text:s text:c="16"/>"NAME TEXT NOT NULL," +</text:span></text:p>
      <text:p text:style-name="P17"><text:span text:style-name="T8"><text:s text:c="16"/>"PASSWORD TEXT NOT NULL," +</text:span></text:p>
      <text:p text:style-name="P17"><text:span text:style-name="T8"><text:s text:c="16"/>"MAIL TEXT ," +</text:span></text:p>
      <text:p text:style-name="P17"><text:span text:style-name="T8"><text:s text:c="16"/>"FULL_VERSION BOOLEAN NOT NULL," +</text:span></text:p>
      <text:p text:style-name="P17"><text:span text:style-name="T8"><text:s text:c="16"/>"PRIMARY KEY(NAME, PASSWORD)" +</text:span></text:p>
      <text:p text:style-name="P17"><text:span text:style-name="T8"><text:s text:c="16"/>");";</text:span></text:p>
      <text:p text:style-name="P17"/>
      <text:p text:style-name="P17"><text:span text:style-name="T8"><text:s text:c="8"/>@Override</text:span></text:p>
      <text:p text:style-name="P17"><text:span text:style-name="T8"><text:s text:c="8"/>public int execute(Connection connection, Map&lt;String, Man&gt; family, Map&lt;String, Man&gt; newData) {</text:span></text:p>
      <text:p text:style-name="P17"><text:span text:style-name="T8"><text:s text:c="12"/>msgToClient = "This user already exist";</text:span></text:p>
      <text:p text:style-name="P17"><text:span text:style-name="T8"><text:s text:c="12"/>try {</text:span></text:p>
      <text:p text:style-name="P17"/>
      <text:p text:style-name="P17"><text:span text:style-name="T8"><text:s text:c="16"/>try (Statement createTableStatement = connection.createStatement()) {</text:span></text:p>
      <text:p text:style-name="P17"><text:span text:style-name="T8"><text:s text:c="20"/>createTableStatement.executeUpdate(createTable);</text:span></text:p>
      <text:p text:style-name="P17"><text:span text:style-name="T8"><text:s text:c="16"/>} catch (SQLException e) {</text:span></text:p>
      <text:p text:style-name="P17"><text:span text:style-name="T8">// <text:s text:c="19"/>System.out.println(e.getMessage());</text:span></text:p>
      <text:p text:style-name="P17"><text:span text:style-name="T8"><text:s text:c="16"/>}</text:span></text:p>
      <text:p text:style-name="P17"/>
      <text:p text:style-name="P17"><text:span text:style-name="T8"><text:s text:c="16"/>Map.Entry&lt;String, Man&gt; user = newData.entrySet().iterator().next();</text:span></text:p>
      <text:p text:style-name="P17"/>
      <text:p text:style-name="P17"><text:span text:style-name="T8"><text:s text:c="16"/>String searchQuery = "SELECT count(*) FROM users WHERE name = ? AND mail = ?;";</text:span></text:p>
      <text:p text:style-name="P17"><text:span text:style-name="T8"><text:s text:c="16"/>PreparedStatement searchStatement = connection.prepareStatement(searchQuery);</text:span></text:p>
      <text:p text:style-name="P17"><text:span text:style-name="T8"><text:s text:c="16"/>searchStatement.setString(1, user.getValue().getName());</text:span></text:p>
      <text:p text:style-name="P17"><text:span text:style-name="T8"><text:s text:c="16"/>searchStatement.setString(2, user.getKey());</text:span></text:p>
      <text:p text:style-name="P17"><text:span text:style-name="T8"><text:s text:c="16"/>ResultSet resultSet = searchStatement.executeQuery();</text:span></text:p>
      <text:p text:style-name="P17"><text:span text:style-name="T8"><text:s text:c="16"/>resultSet.next();</text:span></text:p>
      <text:p text:style-name="P17"><text:span text:style-name="T8"><text:s text:c="16"/>if (resultSet.getInt(1) &gt; 0) {</text:span></text:p>
      <text:p text:style-name="P17"><text:span text:style-name="T8"><text:s text:c="20"/>return 0;</text:span></text:p>
      <text:p text:style-name="P17"><text:span text:style-name="T8"><text:s text:c="16"/>}</text:span></text:p>
      <text:p text:style-name="P17"><text:span text:style-name="T8"><text:s text:c="16"/>searchStatement.close();</text:span></text:p>
      <text:p text:style-name="P17"/>
      <text:p text:style-name="P17"/>
      <text:p text:style-name="P17"><text:span text:style-name="T8"><text:s text:c="16"/>String insertQuery = "INSERT INTO users VALUES (?,?,?);";</text:span></text:p>
      <text:p text:style-name="P17"><text:span text:style-name="T8"><text:s text:c="16"/>PreparedStatement preparedStatement = connection.prepareStatement(insertQuery);</text:span></text:p>
      <text:p text:style-name="P17"><text:span text:style-name="T8"><text:s text:c="16"/>preparedStatement.setString(1, user.getValue().getName());</text:span></text:p>
      <text:p text:style-name="P17"><text:span text:style-name="T8"><text:s text:c="16"/>preparedStatement.setString(2, user.getKey());</text:span></text:p>
      <text:p text:style-name="P17"><text:span text:style-name="T8"><text:s text:c="16"/>preparedStatement.setBoolean(3, user.getValue().getAge() == 2);</text:span></text:p>
      <text:p text:style-name="P17"><text:span text:style-name="T8"><text:s text:c="16"/>preparedStatement.executeUpdate();</text:span></text:p>
      <text:p text:style-name="P17"/>
      <text:p text:style-name="P17"><text:span text:style-name="T8"><text:s text:c="16"/>msgToClient = "User added";</text:span></text:p>
      <text:p text:style-name="P17"><text:span text:style-name="T8"><text:s text:c="16"/>return 1;</text:span></text:p>
      <text:p text:style-name="P17"><text:span text:style-name="T8"><text:s text:c="12"/>} catch (SQLException e) {</text:span></text:p>
      <text:p text:style-name="P17"><text:span text:style-name="T8"><text:s text:c="16"/>msgToClient = "Could not connect to DB";</text:span></text:p>
      <text:p text:style-name="P17"><text:span text:style-name="T8"><text:s text:c="12"/>}</text:span></text:p>
      <text:p text:style-name="P17"><text:span text:style-name="T8"><text:s text:c="12"/>return 0;</text:span></text:p>
      <text:p text:style-name="P17"><text:span text:style-name="T8"><text:s text:c="8"/>}</text:span></text:p>
      <text:p text:style-name="P17"><text:span text:style-name="T8"><text:s text:c="4"/>},</text:span></text:p>
      <text:p text:style-name="P17"/>
      <text:p text:style-name="P17"><text:span text:style-name="T8"><text:s text:c="4"/>/**</text:span></text:p>
      <text:p text:style-name="P17"><text:span text:style-name="T8"><text:s text:c="5"/>* age 1 - limited version</text:span></text:p>
      <text:p text:style-name="P17"><text:span text:style-name="T8"><text:s text:c="5"/>* age 2 - full version</text:span></text:p>
      <text:p text:style-name="P17"><text:span text:style-name="T8"><text:s text:c="5"/>* &lt;p&gt;</text:span></text:p>
      <text:p text:style-name="P17"><text:soft-page-break/><text:span text:style-name="T8"><text:s text:c="5"/>* key - mail</text:span></text:p>
      <text:p text:style-name="P17"><text:span text:style-name="T8"><text:s text:c="5"/>* name - username</text:span></text:p>
      <text:p text:style-name="P17"><text:span text:style-name="T8"><text:s text:c="5"/>*/</text:span></text:p>
      <text:p text:style-name="P17"><text:span text:style-name="T8"><text:s text:c="4"/>REGISTER_FULL {</text:span></text:p>
      <text:p text:style-name="P17"><text:span text:style-name="T8"><text:s text:c="8"/>@Override</text:span></text:p>
      <text:p text:style-name="P17"><text:span text:style-name="T8"><text:s text:c="8"/>public int execute(Connection connection, Map&lt;String, Man&gt; family, Map&lt;String, Man&gt; newData) {</text:span></text:p>
      <text:p text:style-name="P17"><text:span text:style-name="T8"><text:s text:c="12"/>msgToClient = "This user already exist";</text:span></text:p>
      <text:p text:style-name="P17"><text:span text:style-name="T8"><text:s text:c="12"/>try {</text:span></text:p>
      <text:p text:style-name="P17"><text:span text:style-name="T8"><text:s text:c="16"/>Map.Entry&lt;String, Man&gt; user = newData.entrySet().iterator().next();</text:span></text:p>
      <text:p text:style-name="P17"/>
      <text:p text:style-name="P17"><text:span text:style-name="T8"><text:s text:c="16"/>String searchQuery = "SELECT count(*) FROM users WHERE name = ? AND password = ?;";</text:span></text:p>
      <text:p text:style-name="P17"><text:span text:style-name="T8"><text:s text:c="16"/>PreparedStatement searchStatement = connection.prepareStatement(searchQuery);</text:span></text:p>
      <text:p text:style-name="P17"><text:span text:style-name="T8"><text:s text:c="16"/>searchStatement.setString(1, user.getValue().getName());</text:span></text:p>
      <text:p text:style-name="P17"><text:span text:style-name="T8"><text:s text:c="16"/>searchStatement.setString(2, user.getKey());</text:span></text:p>
      <text:p text:style-name="P17"><text:span text:style-name="T8"><text:s text:c="16"/>ResultSet resultSet = searchStatement.executeQuery();</text:span></text:p>
      <text:p text:style-name="P17"><text:span text:style-name="T8"><text:s text:c="16"/>resultSet.next();</text:span></text:p>
      <text:p text:style-name="P17"><text:span text:style-name="T8"><text:s text:c="16"/>if (resultSet.getInt(1) &gt; 0) {</text:span></text:p>
      <text:p text:style-name="P17"><text:span text:style-name="T8"><text:s text:c="20"/>return 0;</text:span></text:p>
      <text:p text:style-name="P17"><text:span text:style-name="T8"><text:s text:c="16"/>}</text:span></text:p>
      <text:p text:style-name="P17"><text:span text:style-name="T8"><text:s text:c="16"/>searchStatement.close();</text:span></text:p>
      <text:p text:style-name="P17"/>
      <text:p text:style-name="P17"><text:span text:style-name="T8"><text:s text:c="16"/>String password = generatePassword(connection, user);</text:span></text:p>
      <text:p text:style-name="P17"/>
      <text:p text:style-name="P17"><text:span text:style-name="T8"><text:s text:c="16"/>String insertQuery = "INSERT INTO users VALUES (?,?,?,?);";</text:span></text:p>
      <text:p text:style-name="P17"><text:span text:style-name="T8"><text:s text:c="16"/>PreparedStatement preparedStatement = connection.prepareStatement(insertQuery);</text:span></text:p>
      <text:p text:style-name="P17"><text:span text:style-name="T8"><text:s text:c="16"/>preparedStatement.setString(1, user.getValue().getName());</text:span></text:p>
      <text:p text:style-name="P17"><text:span text:style-name="T8"><text:s text:c="16"/>preparedStatement.setString(2, password);</text:span></text:p>
      <text:p text:style-name="P17"><text:span text:style-name="T8"><text:s text:c="16"/>preparedStatement.setBoolean(3, user.getValue().getAge() == 2);</text:span></text:p>
      <text:p text:style-name="P17"><text:span text:style-name="T8"><text:s text:c="16"/>preparedStatement.setString(4, user.getKey());</text:span></text:p>
      <text:p text:style-name="P17"><text:span text:style-name="T8"><text:s text:c="16"/>preparedStatement.executeUpdate();</text:span></text:p>
      <text:p text:style-name="P17"/>
      <text:p text:style-name="P17"><text:span text:style-name="T8"><text:s text:c="16"/>sendMessage(user.getKey(), user.getValue().getName(), password);</text:span></text:p>
      <text:p text:style-name="P17"/>
      <text:p text:style-name="P17"><text:span text:style-name="T8"><text:s text:c="16"/>msgToClient = "Password sent to e-mail " + user.getKey();</text:span></text:p>
      <text:p text:style-name="P17"><text:span text:style-name="T8"><text:s text:c="16"/>return 1;</text:span></text:p>
      <text:p text:style-name="P17"><text:span text:style-name="T8"><text:s text:c="12"/>} catch (SQLException e) {</text:span></text:p>
      <text:p text:style-name="P17"><text:span text:style-name="T8"><text:s text:c="16"/>msgToClient = "Could not connect to DB";</text:span></text:p>
      <text:p text:style-name="P17"><text:span text:style-name="T8"><text:s text:c="12"/>}</text:span></text:p>
      <text:p text:style-name="P17"><text:span text:style-name="T8"><text:s text:c="12"/>return 0;</text:span></text:p>
      <text:p text:style-name="P17"><text:span text:style-name="T8"><text:s text:c="8"/>}</text:span></text:p>
      <text:p text:style-name="P17"/>
      <text:p text:style-name="P17"><text:span text:style-name="T8"><text:s text:c="8"/>private void sendMessage(String username, String name, String password) {</text:span></text:p>
      <text:p text:style-name="P17"><text:span text:style-name="T8"><text:s text:c="12"/>Properties props = new Properties();</text:span></text:p>
      <text:p text:style-name="P17"><text:span text:style-name="T8"><text:s text:c="12"/>try (InputStream inputStream = Button.class.getResourceAsStream("/properties/mail.properties")) {</text:span></text:p>
      <text:p text:style-name="P17"><text:span text:style-name="T8"><text:s text:c="16"/>props.load(inputStream);</text:span></text:p>
      <text:p text:style-name="P17"><text:span text:style-name="T8"><text:s text:c="12"/>} catch (IOException e) {</text:span></text:p>
      <text:p text:style-name="P17"><text:span text:style-name="T8"><text:s text:c="16"/>e.printStackTrace();</text:span></text:p>
      <text:p text:style-name="P17"><text:span text:style-name="T8"><text:s text:c="12"/>}</text:span></text:p>
      <text:p text:style-name="P17"/>
      <text:p text:style-name="P17"><text:span text:style-name="T8"><text:s text:c="12"/>try {</text:span></text:p>
      <text:p text:style-name="P17"><text:span text:style-name="T8"><text:s text:c="16"/>Session session = Session.getDefaultInstance(props,</text:span></text:p>
      <text:p text:style-name="P17"><text:span text:style-name="T8"><text:s text:c="24"/>new Authenticator() {</text:span></text:p>
      <text:p text:style-name="P17"><text:span text:style-name="T8"><text:s text:c="28"/>protected PasswordAuthentication getPasswordAuthentication() {</text:span></text:p>
      <text:p text:style-name="P17"><text:span text:style-name="T8"><text:s text:c="32"/>return new PasswordAuthentication(props.getProperty("username"), props.getProperty("password"));</text:span></text:p>
      <text:p text:style-name="P17"><text:span text:style-name="T8"><text:s text:c="28"/>}</text:span></text:p>
      <text:p text:style-name="P17"><text:span text:style-name="T8"><text:s text:c="24"/>});</text:span></text:p>
      <text:p text:style-name="P17"/>
      <text:p text:style-name="P17"><text:span text:style-name="T8"><text:s text:c="16"/>// -- Create a new message --</text:span></text:p>
      <text:p text:style-name="P17"><text:span text:style-name="T8"><text:s text:c="16"/>Message msg = new MimeMessage(session);</text:span></text:p>
      <text:p text:style-name="P17"/>
      <text:p text:style-name="P17"><text:span text:style-name="T8"><text:s text:c="16"/>// -- Set the FROM and TO fields --</text:span></text:p>
      <text:p text:style-name="P17"><text:span text:style-name="T8"><text:s text:c="16"/>msg.setFrom(new InternetAddress(props.getProperty("username")));</text:span></text:p>
      <text:p text:style-name="P17"><text:span text:style-name="T8"><text:s text:c="16"/>msg.setRecipients(Message.RecipientType.TO,</text:span></text:p>
      <text:p text:style-name="P17"><text:span text:style-name="T8"><text:s text:c="24"/>InternetAddress.parse(username, false));</text:span></text:p>
      <text:p text:style-name="P17"><text:span text:style-name="T8"><text:s text:c="16"/>msg.setSubject("Collection");</text:span></text:p>
      <text:p text:style-name="P17"/>
      <text:p text:style-name="P17"><text:span text:style-name="T8"><text:s text:c="16"/>msg.setText("Username - " + name + "\n" + "Password - " + password);</text:span></text:p>
      <text:p text:style-name="P17"><text:span text:style-name="T8"><text:s text:c="16"/>msg.setSentDate(new java.util.Date());</text:span></text:p>
      <text:p text:style-name="P17"><text:span text:style-name="T8"><text:s text:c="16"/>Transport.send(msg);</text:span></text:p>
      <text:p text:style-name="P17"><text:span text:style-name="T8"><text:s text:c="16"/>System.out.println("Message sent.");</text:span></text:p>
      <text:p text:style-name="P17"><text:span text:style-name="T8"><text:s text:c="12"/>} catch (MessagingException e) {</text:span></text:p>
      <text:p text:style-name="P17"><text:span text:style-name="T8"><text:s text:c="16"/>msgToClient = "E-mail isn't correct";</text:span></text:p>
      <text:p text:style-name="P17"><text:span text:style-name="T8"><text:s text:c="12"/>}</text:span></text:p>
      <text:p text:style-name="P17"><text:span text:style-name="T8"><text:s text:c="8"/>}</text:span></text:p>
      <text:p text:style-name="P17"/>
      <text:p text:style-name="P17"><text:span text:style-name="T8"><text:s text:c="8"/>private String generatePassword(Connection connection, Map.Entry&lt;String, Man&gt; user) throws SQLException {</text:span></text:p>
      <text:p text:style-name="P17"><text:span text:style-name="T8"><text:s text:c="12"/>ResultSet resultSet;</text:span></text:p>
      <text:p text:style-name="P17"><text:span text:style-name="T8"><text:s text:c="12"/>StringBuilder randString;</text:span></text:p>
      <text:p text:style-name="P17"><text:soft-page-break/><text:span text:style-name="T8"><text:s text:c="12"/>PreparedStatement preparedStatement;</text:span></text:p>
      <text:p text:style-name="P17"/>
      <text:p text:style-name="P17"><text:span text:style-name="T8"><text:s text:c="12"/>int count ;</text:span></text:p>
      <text:p text:style-name="P17"><text:span text:style-name="T8"><text:s text:c="12"/>do{</text:span></text:p>
      <text:p text:style-name="P17"><text:span text:style-name="T8"><text:s text:c="16"/>count =(int) (Math.random() * 30);</text:span></text:p>
      <text:p text:style-name="P17"><text:span text:style-name="T8"><text:s text:c="12"/>}while (count&lt;7);</text:span></text:p>
      <text:p text:style-name="P17"/>
      <text:p text:style-name="P17"><text:span text:style-name="T8"><text:s text:c="12"/>do {</text:span></text:p>
      <text:p text:style-name="P17"><text:span text:style-name="T8"><text:s text:c="16"/>String symbols = "qwertyuiopasdfghjklzxcvbnm1234567890";</text:span></text:p>
      <text:p text:style-name="P17"><text:span text:style-name="T8"><text:s text:c="16"/>randString = new StringBuilder();</text:span></text:p>
      <text:p text:style-name="P17"><text:span text:style-name="T8"><text:s text:c="16"/>for (int i = 0; i &lt; count; i++) {</text:span></text:p>
      <text:p text:style-name="P17"><text:span text:style-name="T8"><text:s text:c="20"/>randString.append(symbols.charAt((int) (Math.random() * symbols.length())));</text:span></text:p>
      <text:p text:style-name="P17"><text:span text:style-name="T8"><text:s text:c="16"/>}</text:span></text:p>
      <text:p text:style-name="P17"/>
      <text:p text:style-name="P17"><text:span text:style-name="T8"><text:s text:c="16"/>String insertQuery = "SELECT count(*) FROM users WHERE name = ? AND password = ? AND full_version = ? AND mail = ?;";</text:span></text:p>
      <text:p text:style-name="P17"><text:span text:style-name="T8"><text:s text:c="16"/>preparedStatement = connection.prepareStatement(insertQuery);</text:span></text:p>
      <text:p text:style-name="P17"><text:span text:style-name="T8"><text:s text:c="16"/>preparedStatement.setString(1, user.getValue().getName());</text:span></text:p>
      <text:p text:style-name="P17"><text:span text:style-name="T8"><text:s text:c="16"/>preparedStatement.setString(2, user.getKey());</text:span></text:p>
      <text:p text:style-name="P17"><text:span text:style-name="T8"><text:s text:c="16"/>preparedStatement.setBoolean(3, user.getValue().getAge() == 2);</text:span></text:p>
      <text:p text:style-name="P17"><text:span text:style-name="T8"><text:s text:c="16"/>preparedStatement.setString(4, String.valueOf(randString));</text:span></text:p>
      <text:p text:style-name="P17"><text:span text:style-name="T8"><text:s text:c="16"/>resultSet = preparedStatement.executeQuery();</text:span></text:p>
      <text:p text:style-name="P17"><text:span text:style-name="T8"><text:s text:c="16"/>resultSet.next();</text:span></text:p>
      <text:p text:style-name="P17"><text:span text:style-name="T8"><text:s text:c="12"/>} while (resultSet.getInt(1) &gt; 0);</text:span></text:p>
      <text:p text:style-name="P17"><text:span text:style-name="T8"><text:s text:c="12"/>return String.valueOf(randString);</text:span></text:p>
      <text:p text:style-name="P17"><text:span text:style-name="T8"><text:s text:c="8"/>}</text:span></text:p>
      <text:p text:style-name="P17"><text:span text:style-name="T8"><text:s text:c="4"/>},</text:span></text:p>
      <text:p text:style-name="P17"/>
      <text:p text:style-name="P17"/>
      <text:p text:style-name="P17"><text:span text:style-name="T8"><text:s text:c="4"/>/**</text:span></text:p>
      <text:p text:style-name="P17"><text:span text:style-name="T8"><text:s text:c="5"/>* msgToClient : true - fullVersion; false - limitedVersion</text:span></text:p>
      <text:p text:style-name="P17"><text:span text:style-name="T8"><text:s text:c="5"/>* return 1 if this user exist</text:span></text:p>
      <text:p text:style-name="P17"><text:span text:style-name="T8"><text:s text:c="5"/>* 0 if this user doesn't exist</text:span></text:p>
      <text:p text:style-name="P17"><text:span text:style-name="T8"><text:s text:c="5"/>*/</text:span></text:p>
      <text:p text:style-name="P17"><text:span text:style-name="T8"><text:s text:c="4"/>LOGIN {</text:span></text:p>
      <text:p text:style-name="P17"><text:span text:style-name="T8"><text:s text:c="8"/>@Override</text:span></text:p>
      <text:p text:style-name="P17"><text:span text:style-name="T8"><text:s text:c="8"/>public int execute(Connection connection, Map&lt;String, Man&gt; family, Map&lt;String, Man&gt; newData) {</text:span></text:p>
      <text:p text:style-name="P17"><text:span text:style-name="T8"><text:s text:c="12"/>msgToClient = "User not found";</text:span></text:p>
      <text:p text:style-name="P17"><text:span text:style-name="T8"><text:s text:c="12"/>try {</text:span></text:p>
      <text:p text:style-name="P17"><text:span text:style-name="T8"><text:s text:c="16"/>Statement searchStatement = connection.createStatement();</text:span></text:p>
      <text:p text:style-name="P17"/>
      <text:p text:style-name="P17"/>
      <text:p text:style-name="P17"><text:span text:style-name="T8"><text:s text:c="16"/>Map.Entry&lt;String, Man&gt; user = newData.entrySet().iterator().next();</text:span></text:p>
      <text:p text:style-name="P17"/>
      <text:p text:style-name="P17"><text:span text:style-name="T8"><text:s text:c="16"/>String searchQuery = "SELECT full_version FROM users WHERE name = ? AND password = ?";</text:span></text:p>
      <text:p text:style-name="P17"><text:span text:style-name="T8"><text:s text:c="16"/>PreparedStatement preparedStatement = connection.prepareStatement(searchQuery);</text:span></text:p>
      <text:p text:style-name="P17"><text:span text:style-name="T8"><text:s text:c="16"/>preparedStatement.setString(1, user.getValue().getName());</text:span></text:p>
      <text:p text:style-name="P17"><text:span text:style-name="T8"><text:s text:c="16"/>preparedStatement.setString(2, user.getKey());</text:span></text:p>
      <text:p text:style-name="P17"><text:span text:style-name="T8"><text:s text:c="16"/>ResultSet resultSet = preparedStatement.executeQuery();</text:span></text:p>
      <text:p text:style-name="P17"/>
      <text:p text:style-name="P17"><text:span text:style-name="T8">// <text:s text:c="15"/>resultSet.next();</text:span></text:p>
      <text:p text:style-name="P17"><text:span text:style-name="T8"><text:s text:c="16"/>if (resultSet.next()) {</text:span></text:p>
      <text:p text:style-name="P17"><text:span text:style-name="T8"><text:s text:c="20"/>msgToClient = String.valueOf(resultSet.getBoolean(1));</text:span></text:p>
      <text:p text:style-name="P17"><text:span text:style-name="T8"><text:s text:c="20"/>return 1;</text:span></text:p>
      <text:p text:style-name="P17"><text:span text:style-name="T8"><text:s text:c="16"/>}</text:span></text:p>
      <text:p text:style-name="P17"><text:span text:style-name="T8"><text:s text:c="16"/>searchStatement.close();</text:span></text:p>
      <text:p text:style-name="P17"><text:span text:style-name="T8"><text:s text:c="16"/>return 0;</text:span></text:p>
      <text:p text:style-name="P17"><text:span text:style-name="T8"><text:s text:c="12"/>} catch (SQLException e) {</text:span></text:p>
      <text:p text:style-name="P17"><text:span text:style-name="T8"><text:s text:c="16"/>msgToClient = "Could not connect to DB";</text:span></text:p>
      <text:p text:style-name="P17"><text:span text:style-name="T8"><text:s text:c="12"/>}</text:span></text:p>
      <text:p text:style-name="P17"><text:span text:style-name="T8"><text:s text:c="12"/>return 0;</text:span></text:p>
      <text:p text:style-name="P17"><text:span text:style-name="T8"><text:s text:c="8"/>}</text:span></text:p>
      <text:p text:style-name="P17"><text:span text:style-name="T8"><text:s text:c="4"/>};</text:span></text:p>
      <text:p text:style-name="P17"/>
      <text:p text:style-name="P17"/>
      <text:p text:style-name="P17"><text:span text:style-name="T8"><text:s text:c="4"/>private static final String INSERT_PEOPLE_QUERY =</text:span></text:p>
      <text:p text:style-name="P17"><text:span text:style-name="T8"><text:s text:c="12"/>"INSERT INTO PEOPLE(AGE, NAME) VALUES (?,?);";</text:span></text:p>
      <text:p text:style-name="P17"><text:span text:style-name="T8"><text:s text:c="4"/>private static final String INSERT_NEW_ROW_QUERY =</text:span></text:p>
      <text:p text:style-name="P17"><text:span text:style-name="T8"><text:s text:c="12"/>"INSERT INTO PEOPLE VALUES(?,?,?)";</text:span></text:p>
      <text:p text:style-name="P17"><text:span text:style-name="T8"><text:s text:c="4"/>private static final String UPDATE_PEOPLE_NAME_QUERY =</text:span></text:p>
      <text:p text:style-name="P17"><text:span text:style-name="T8"><text:s text:c="12"/>"UPDATE PEOPLE SET name = ? WHERE id = ?;";</text:span></text:p>
      <text:p text:style-name="P17"><text:span text:style-name="T8"><text:s text:c="4"/>private static String msgToClient;</text:span></text:p>
      <text:p text:style-name="P17"/>
      <text:p text:style-name="P17"><text:span text:style-name="T8"><text:s text:c="4"/>public static String getMsgToClient() {</text:span></text:p>
      <text:p text:style-name="P17"><text:span text:style-name="T8"><text:s text:c="8"/>return msgToClient;</text:span></text:p>
      <text:p text:style-name="P17"><text:span text:style-name="T8"><text:s text:c="4"/>}</text:span></text:p>
      <text:p text:style-name="P17"/>
      <text:p text:style-name="P17"><text:span text:style-name="T8"><text:s text:c="4"/>public int execute(Connection connection, Map&lt;String, Man&gt; family, Map&lt;String, Man&gt; newData) {</text:span></text:p>
      <text:p text:style-name="P17"><text:soft-page-break/><text:span text:style-name="T8"><text:s text:c="8"/>return -1;</text:span></text:p>
      <text:p text:style-name="P17"><text:span text:style-name="T8"><text:s text:c="4"/>}</text:span></text:p>
      <text:p text:style-name="P17"/>
      <text:p text:style-name="P17"/>
      <text:p text:style-name="P17"><text:span text:style-name="T8"><text:s text:c="4"/>public int insertPeopleQueryExecute(Connection connection, Map&lt;String, Man&gt; newData) throws SQLException {</text:span></text:p>
      <text:p text:style-name="P17"><text:span text:style-name="T8"><text:s text:c="8"/>int updateRow = 0;</text:span></text:p>
      <text:p text:style-name="P17"/>
      <text:p text:style-name="P17"><text:span text:style-name="T8"><text:s text:c="8"/>connection.setAutoCommit(false);</text:span></text:p>
      <text:p text:style-name="P17"><text:span text:style-name="T8"><text:s text:c="8"/>PreparedStatement preparedStatement = connection.prepareStatement(INSERT_PEOPLE_QUERY);</text:span></text:p>
      <text:p text:style-name="P17"><text:span text:style-name="T8"><text:s text:c="8"/>for (Map.Entry&lt;String, Man&gt; entry : newData.entrySet()) {</text:span></text:p>
      <text:p text:style-name="P17"><text:span text:style-name="T8"><text:s text:c="12"/>preparedStatement.setInt(1, entry.getValue().getAge());</text:span></text:p>
      <text:p text:style-name="P17"><text:span text:style-name="T8"><text:s text:c="12"/>preparedStatement.setString(2, entry.getValue().getName());</text:span></text:p>
      <text:p text:style-name="P17"><text:span text:style-name="T8"><text:s text:c="12"/>updateRow += preparedStatement.executeUpdate();</text:span></text:p>
      <text:p text:style-name="P17"><text:span text:style-name="T8"><text:s text:c="8"/>}</text:span></text:p>
      <text:p text:style-name="P17"><text:span text:style-name="T8"><text:s text:c="8"/>connection.commit();</text:span></text:p>
      <text:p text:style-name="P17"/>
      <text:p text:style-name="P17"><text:span text:style-name="T8"><text:s text:c="8"/>return updateRow;</text:span></text:p>
      <text:p text:style-name="P17"><text:span text:style-name="T8"><text:s text:c="4"/>}</text:span></text:p>
      <text:p text:style-name="P17"/>
      <text:p text:style-name="P17"><text:span text:style-name="T8"><text:s text:c="4"/>public int insertNewRowQuery(Connection connection, Map&lt;String, Man&gt; newData) {</text:span></text:p>
      <text:p text:style-name="P17"><text:span text:style-name="T8"><text:s text:c="8"/>int updateRow = 0;</text:span></text:p>
      <text:p text:style-name="P17"><text:span text:style-name="T8"><text:s text:c="8"/>try {</text:span></text:p>
      <text:p text:style-name="P17"><text:span text:style-name="T8"><text:s text:c="12"/>connection.setAutoCommit(false);</text:span></text:p>
      <text:p text:style-name="P17"><text:span text:style-name="T8"><text:s text:c="12"/>PreparedStatement preparedStatement = connection.prepareStatement(INSERT_NEW_ROW_QUERY);</text:span></text:p>
      <text:p text:style-name="P17"/>
      <text:p text:style-name="P17"><text:span text:style-name="T8"><text:s text:c="12"/>for (Map.Entry&lt;String, Man&gt; entry : newData.entrySet()) {</text:span></text:p>
      <text:p text:style-name="P17"><text:span text:style-name="T8"><text:s text:c="16"/>preparedStatement.setInt(1, Integer.parseInt(entry.getKey()));</text:span></text:p>
      <text:p text:style-name="P17"><text:span text:style-name="T8"><text:s text:c="16"/>preparedStatement.setInt(2, entry.getValue().getAge());</text:span></text:p>
      <text:p text:style-name="P17"><text:span text:style-name="T8"><text:s text:c="16"/>preparedStatement.setString(3, entry.getValue().getName());</text:span></text:p>
      <text:p text:style-name="P17"><text:span text:style-name="T8"><text:s text:c="16"/>updateRow += preparedStatement.executeUpdate();</text:span></text:p>
      <text:p text:style-name="P17"><text:span text:style-name="T8"><text:s text:c="12"/>}</text:span></text:p>
      <text:p text:style-name="P17"/>
      <text:p text:style-name="P17"><text:span text:style-name="T8"><text:s text:c="12"/>connection.commit();</text:span></text:p>
      <text:p text:style-name="P17"><text:span text:style-name="T8"><text:s text:c="8"/>} catch (SQLException e) {</text:span></text:p>
      <text:p text:style-name="P17"><text:span text:style-name="T8"><text:s text:c="12"/>if (e.getSQLState().equals("23514")) {</text:span></text:p>
      <text:p text:style-name="P17"><text:span text:style-name="T8"><text:s text:c="16"/>msgToClient = "Age should be positive";</text:span></text:p>
      <text:p text:style-name="P17"><text:span text:style-name="T8"><text:s text:c="12"/>}</text:span></text:p>
      <text:p text:style-name="P17"><text:span text:style-name="T8"><text:s text:c="8"/>}</text:span></text:p>
      <text:p text:style-name="P17"><text:span text:style-name="T8"><text:s text:c="8"/>return updateRow;</text:span></text:p>
      <text:p text:style-name="P17"><text:span text:style-name="T8"><text:s text:c="4"/>}</text:span></text:p>
      <text:p text:style-name="P17"><text:span text:style-name="T8">}</text:span></text:p>
      <text:p text:style-name="P17"/>
      <text:h text:style-name="P19" text:outline-level="2"><text:span text:style-name="T8">class WorkWithDB</text:span></text:h>
      <text:p text:style-name="P17"><text:span text:style-name="T8">package connectDB;</text:span></text:p>
      <text:p text:style-name="P17"/>
      <text:p text:style-name="P17"/>
      <text:p text:style-name="P17"><text:span text:style-name="T8">import GUI.Button;</text:span></text:p>
      <text:p text:style-name="P17"><text:span text:style-name="T8">import old.school.Man;</text:span></text:p>
      <text:p text:style-name="P17"><text:span text:style-name="T8">import old.school.People;</text:span></text:p>
      <text:p text:style-name="P17"><text:span text:style-name="T8">import org.postgresql.ds.PGConnectionPoolDataSource;</text:span></text:p>
      <text:p text:style-name="P17"/>
      <text:p text:style-name="P17"><text:span text:style-name="T8">import javax.sql.PooledConnection;</text:span></text:p>
      <text:p text:style-name="P17"><text:span text:style-name="T8">import java.io.*;</text:span></text:p>
      <text:p text:style-name="P17"><text:span text:style-name="T8">import java.sql.*;</text:span></text:p>
      <text:p text:style-name="P17"><text:span text:style-name="T8">import java.util.Iterator;</text:span></text:p>
      <text:p text:style-name="P17"><text:span text:style-name="T8">import java.util.LinkedHashMap;</text:span></text:p>
      <text:p text:style-name="P17"><text:span text:style-name="T8">import java.util.Map;</text:span></text:p>
      <text:p text:style-name="P17"><text:span text:style-name="T8">import java.util.Properties;</text:span></text:p>
      <text:p text:style-name="P17"/>
      <text:p text:style-name="P17"><text:span text:style-name="T8">/**</text:span></text:p>
      <text:p text:style-name="P17"><text:span text:style-name="T8"><text:s/>* Created by slavik on 30.04.17.</text:span></text:p>
      <text:p text:style-name="P17"><text:span text:style-name="T8"><text:s/>*/</text:span></text:p>
      <text:p text:style-name="P17"><text:span text:style-name="T8">public class WorkWithDB {</text:span></text:p>
      <text:p text:style-name="P17"/>
      <text:p text:style-name="P17"><text:span text:style-name="T8"><text:s text:c="4"/>private static final String FILE_NAME_DB_PROPERTIES = "DataBase.properties";</text:span></text:p>
      <text:p text:style-name="P17"><text:span text:style-name="T8"><text:s text:c="4"/>private ByteArrayOutputStream oldByteData;</text:span></text:p>
      <text:p text:style-name="P17"><text:span text:style-name="T8"><text:s text:c="4"/>private ByteArrayOutputStream newByteData;</text:span></text:p>
      <text:p text:style-name="P17"><text:span text:style-name="T8"><text:s text:c="4"/>private Map&lt;String, Man&gt; family;</text:span></text:p>
      <text:p text:style-name="P17"><text:span text:style-name="T8"><text:s text:c="4"/>private Map&lt;String, Man&gt; newData;</text:span></text:p>
      <text:p text:style-name="P17"><text:span text:style-name="T8"><text:s text:c="4"/>private Button button;</text:span></text:p>
      <text:p text:style-name="P17"/>
      <text:p text:style-name="P17"/>
      <text:p text:style-name="P17"><text:span text:style-name="T8"><text:s text:c="4"/>WorkWithDB() {</text:span></text:p>
      <text:p text:style-name="P17"><text:span text:style-name="T8"><text:s text:c="4"/>}</text:span></text:p>
      <text:p text:style-name="P17"/>
      <text:p text:style-name="P17"><text:span text:style-name="T8"><text:s text:c="4"/>public WorkWithDB(ByteArrayOutputStream oldByteData, ByteArrayOutputStream newByteData, Button button) {</text:span></text:p>
      <text:p text:style-name="P17"><text:soft-page-break/><text:span text:style-name="T8"><text:s text:c="8"/>this.oldByteData = oldByteData;</text:span></text:p>
      <text:p text:style-name="P17"><text:span text:style-name="T8"><text:s text:c="8"/>this.newByteData = newByteData;</text:span></text:p>
      <text:p text:style-name="P17"><text:span text:style-name="T8"><text:s text:c="8"/>this.button = button;</text:span></text:p>
      <text:p text:style-name="P17"><text:span text:style-name="T8"><text:s text:c="4"/>}</text:span></text:p>
      <text:p text:style-name="P17"/>
      <text:p text:style-name="P17"/>
      <text:p text:style-name="P17"><text:span text:style-name="T8"><text:s text:c="4"/>public MessageToClient executeCommand() {</text:span></text:p>
      <text:p text:style-name="P17"><text:span text:style-name="T8"><text:s text:c="8"/>try {</text:span></text:p>
      <text:p text:style-name="P17"/>
      <text:p text:style-name="P17"><text:span text:style-name="T8"><text:s text:c="12"/>Connection connection = getConnection();</text:span></text:p>
      <text:p text:style-name="P17"><text:span text:style-name="T8"><text:s text:c="12"/>Statement statement = connection.createStatement();</text:span></text:p>
      <text:p text:style-name="P17"/>
      <text:p text:style-name="P17"><text:span text:style-name="T8"><text:s text:c="12"/>initTable(statement);</text:span></text:p>
      <text:p text:style-name="P17"/>
      <text:p text:style-name="P17"><text:span text:style-name="T8"><text:s text:c="12"/>deserializeInputData();</text:span></text:p>
      <text:p text:style-name="P17"/>
      <text:p text:style-name="P17"><text:span text:style-name="T8"><text:s text:c="12"/>MessageToClient messageToClient = new MessageToClient(checkOldData(statement), modifyDataInDB(connection), getNewDataForClient(statement), Button.getMsgToClient());</text:span></text:p>
      <text:p text:style-name="P17"><text:span text:style-name="T8"><text:s text:c="12"/>connection.close();</text:span></text:p>
      <text:p text:style-name="P17"><text:span text:style-name="T8"><text:s text:c="12"/>return messageToClient;</text:span></text:p>
      <text:p text:style-name="P17"><text:span text:style-name="T8"><text:s text:c="8"/>} catch (SQLException e) {</text:span></text:p>
      <text:p text:style-name="P17"><text:span text:style-name="T8"><text:s text:c="12"/>System.out.println(e.getMessage());</text:span></text:p>
      <text:p text:style-name="P17"><text:span text:style-name="T8"><text:s text:c="8"/>}</text:span></text:p>
      <text:p text:style-name="P17"><text:span text:style-name="T8"><text:s text:c="8"/>return null;</text:span></text:p>
      <text:p text:style-name="P17"><text:span text:style-name="T8"><text:s text:c="4"/>}</text:span></text:p>
      <text:p text:style-name="P17"/>
      <text:p text:style-name="P17"><text:span text:style-name="T8"><text:s text:c="4"/>private Map&lt;String, Man&gt; getNewDataForClient(Statement statement) {</text:span></text:p>
      <text:p text:style-name="P17"><text:span text:style-name="T8"><text:s text:c="8"/>Map&lt;String, Man&gt; dataFromDB = new LinkedHashMap&lt;&gt;();</text:span></text:p>
      <text:p text:style-name="P17"><text:span text:style-name="T8"><text:s text:c="8"/>try {</text:span></text:p>
      <text:p text:style-name="P17"><text:span text:style-name="T8"><text:s text:c="12"/>ResultSet resultSet = statement.executeQuery("SELECT * FROM people");</text:span></text:p>
      <text:p text:style-name="P17"><text:span text:style-name="T8"><text:s text:c="12"/>while (resultSet.next()) {</text:span></text:p>
      <text:p text:style-name="P17"><text:span text:style-name="T8"><text:s text:c="16"/>dataFromDB.put((String.valueOf(resultSet.getInt(1))), new People(resultSet.getInt(2), resultSet.getString(3)));</text:span></text:p>
      <text:p text:style-name="P17"><text:span text:style-name="T8"><text:s text:c="12"/>}</text:span></text:p>
      <text:p text:style-name="P17"><text:span text:style-name="T8"><text:s text:c="8"/>} catch (SQLException e) {</text:span></text:p>
      <text:p text:style-name="P17"><text:span text:style-name="T8"><text:s text:c="12"/>System.out.println(e.getMessage());</text:span></text:p>
      <text:p text:style-name="P17"><text:span text:style-name="T8"><text:s text:c="8"/>}</text:span></text:p>
      <text:p text:style-name="P17"><text:span text:style-name="T8"><text:s text:c="8"/>return dataFromDB;</text:span></text:p>
      <text:p text:style-name="P17"><text:span text:style-name="T8"><text:s text:c="4"/>}</text:span></text:p>
      <text:p text:style-name="P17"/>
      <text:p text:style-name="P17"><text:span text:style-name="T8"><text:s text:c="4"/>private int modifyDataInDB(Connection connection) {</text:span></text:p>
      <text:p text:style-name="P17"><text:span text:style-name="T8"><text:s text:c="8"/>return button.execute(connection, family, newData);</text:span></text:p>
      <text:p text:style-name="P17"><text:span text:style-name="T8"><text:s text:c="4"/>}</text:span></text:p>
      <text:p text:style-name="P17"/>
      <text:p text:style-name="P17"/>
      <text:p text:style-name="P17"><text:span text:style-name="T8"><text:s text:c="4"/>//true - data in DB and data from client is equals</text:span></text:p>
      <text:p text:style-name="P17"><text:span text:style-name="T8"><text:s text:c="4"/>private boolean checkOldData(Statement statement) {</text:span></text:p>
      <text:p text:style-name="P17"><text:span text:style-name="T8"><text:s text:c="8"/>try {</text:span></text:p>
      <text:p text:style-name="P17"><text:span text:style-name="T8"><text:s text:c="12"/>ResultSet sizeResultSet = statement.executeQuery("SELECT count(*) FROM people;");</text:span></text:p>
      <text:p text:style-name="P17"><text:span text:style-name="T8"><text:s text:c="12"/>sizeResultSet.next();</text:span></text:p>
      <text:p text:style-name="P17"><text:span text:style-name="T8"><text:s text:c="12"/>int size = sizeResultSet.getInt(1);</text:span></text:p>
      <text:p text:style-name="P17"/>
      <text:p text:style-name="P17"><text:span text:style-name="T8"><text:s text:c="12"/>ResultSet resultSet = statement.executeQuery("SELECT * FROM people;");</text:span></text:p>
      <text:p text:style-name="P17"/>
      <text:p text:style-name="P17"><text:span text:style-name="T8"><text:s text:c="12"/>if (size != family.size()) {</text:span></text:p>
      <text:p text:style-name="P17"><text:span text:style-name="T8"><text:s text:c="16"/>return false;</text:span></text:p>
      <text:p text:style-name="P17"><text:span text:style-name="T8"><text:s text:c="12"/>}</text:span></text:p>
      <text:p text:style-name="P17"/>
      <text:p text:style-name="P17"><text:span text:style-name="T8"><text:s text:c="12"/>while (resultSet.next()) {</text:span></text:p>
      <text:p text:style-name="P17"><text:span text:style-name="T8"><text:s text:c="16"/>if (!(family.containsKey(resultSet.getString(1))&amp;&amp;</text:span></text:p>
      <text:p text:style-name="P17"><text:span text:style-name="T8"><text:s text:c="24"/>family.get(resultSet.getString(1)).getName().equals(resultSet.getString(3))&amp;&amp;</text:span></text:p>
      <text:p text:style-name="P17"><text:span text:style-name="T8"><text:s text:c="24"/>family.get(resultSet.getString(1)).getAge()==resultSet.getInt(2))) {</text:span></text:p>
      <text:p text:style-name="P17"><text:span text:style-name="T8"><text:s text:c="20"/>return false;</text:span></text:p>
      <text:p text:style-name="P17"><text:span text:style-name="T8"><text:s text:c="16"/>}</text:span></text:p>
      <text:p text:style-name="P17"><text:span text:style-name="T8"><text:s text:c="12"/>}</text:span></text:p>
      <text:p text:style-name="P17"><text:span text:style-name="T8"><text:s text:c="8"/>} catch (SQLException e) {</text:span></text:p>
      <text:p text:style-name="P17"><text:span text:style-name="T8"><text:s text:c="12"/>System.out.println(e.getMessage());</text:span></text:p>
      <text:p text:style-name="P17"><text:span text:style-name="T8"><text:s text:c="8"/>}</text:span></text:p>
      <text:p text:style-name="P17"><text:span text:style-name="T8"><text:s text:c="8"/>return true;</text:span></text:p>
      <text:p text:style-name="P17"><text:span text:style-name="T8"><text:s text:c="4"/>}</text:span></text:p>
      <text:p text:style-name="P17"/>
      <text:p text:style-name="P17"><text:span text:style-name="T8"><text:s text:c="4"/>private void initTable(Statement statement) {</text:span></text:p>
      <text:p text:style-name="P17"><text:span text:style-name="T8"><text:s text:c="8"/>String createTable = "CREATE TABLE PEOPLE(\n" +</text:span></text:p>
      <text:p text:style-name="P17"><text:span text:style-name="T8"><text:s text:c="16"/>" <text:s/>ID SERIAL PRIMARY KEY,\n" +</text:span></text:p>
      <text:p text:style-name="P17"><text:span text:style-name="T8"><text:s text:c="16"/>" <text:s/>AGE INTEGER CONSTRAINT positive_age CHECK (AGE&gt;=0) NOT NULL,\n" +</text:span></text:p>
      <text:p text:style-name="P17"><text:span text:style-name="T8"><text:s text:c="16"/>" <text:s/>NAME TEXT \n" +</text:span></text:p>
      <text:p text:style-name="P17"><text:span text:style-name="T8"><text:s text:c="16"/>");";</text:span></text:p>
      <text:p text:style-name="P17"><text:span text:style-name="T8"><text:s text:c="8"/>try {</text:span></text:p>
      <text:p text:style-name="P17"><text:span text:style-name="T8"><text:s text:c="12"/>statement.executeUpdate(createTable);</text:span></text:p>
      <text:p text:style-name="P17"><text:soft-page-break/><text:span text:style-name="T8"><text:s text:c="8"/>} catch (SQLException e) {</text:span></text:p>
      <text:p text:style-name="P17"><text:span text:style-name="T8">// <text:s text:c="11"/>System.out.println(e.getMessage());</text:span></text:p>
      <text:p text:style-name="P17"><text:span text:style-name="T8"><text:s text:c="8"/>}</text:span></text:p>
      <text:p text:style-name="P17"><text:span text:style-name="T8"><text:s text:c="4"/>}</text:span></text:p>
      <text:p text:style-name="P17"/>
      <text:p text:style-name="P17"><text:span text:style-name="T8"><text:s text:c="4"/>private void deserializeInputData() {</text:span></text:p>
      <text:p text:style-name="P17"><text:span text:style-name="T8"><text:s text:c="8"/>ByteArrayInputStream byteArrayInputStream = new ByteArrayInputStream(newByteData.toByteArray());</text:span></text:p>
      <text:p text:style-name="P17"><text:span text:style-name="T8"><text:s text:c="8"/>try (ObjectInputStream objectInputStream = new ObjectInputStream(byteArrayInputStream)) {</text:span></text:p>
      <text:p text:style-name="P17"><text:span text:style-name="T8"><text:s text:c="12"/>newData = (Map&lt;String, Man&gt;) objectInputStream.readObject();</text:span></text:p>
      <text:p text:style-name="P17"><text:span text:style-name="T8"><text:s text:c="8"/>} catch (IOException | ClassNotFoundException e) {</text:span></text:p>
      <text:p text:style-name="P17"><text:span text:style-name="T8"><text:s text:c="12"/>System.out.println(e.getMessage());</text:span></text:p>
      <text:p text:style-name="P17"><text:span text:style-name="T8"><text:s text:c="8"/>}</text:span></text:p>
      <text:p text:style-name="P17"/>
      <text:p text:style-name="P17"><text:span text:style-name="T8"><text:s text:c="8"/>try (ObjectInputStream objectInputStream = new ObjectInputStream(new ByteArrayInputStream(oldByteData.toByteArray()))) {</text:span></text:p>
      <text:p text:style-name="P17"><text:span text:style-name="T8"><text:s text:c="12"/>family = (Map&lt;String, Man&gt;) objectInputStream.readObject();</text:span></text:p>
      <text:p text:style-name="P17"><text:span text:style-name="T8"><text:s text:c="8"/>} catch (IOException | ClassNotFoundException e) {</text:span></text:p>
      <text:p text:style-name="P17"><text:span text:style-name="T8"><text:s text:c="12"/>System.out.println(e.getMessage());</text:span></text:p>
      <text:p text:style-name="P17"><text:span text:style-name="T8"><text:s text:c="8"/>}</text:span></text:p>
      <text:p text:style-name="P17"/>
      <text:p text:style-name="P17"><text:span text:style-name="T8"><text:s text:c="4"/>}</text:span></text:p>
      <text:p text:style-name="P17"/>
      <text:p text:style-name="P17"><text:span text:style-name="T8"><text:s text:c="4"/>private Connection getConnection() throws SQLException {</text:span></text:p>
      <text:p text:style-name="P17"><text:span text:style-name="T8"><text:s text:c="8"/>Properties dataBaseProperties = getProperties();</text:span></text:p>
      <text:p text:style-name="P17"><text:span text:style-name="T8"><text:s text:c="8"/>PGConnectionPoolDataSource pgConnectionPoolDataSource = new PGConnectionPoolDataSource();</text:span></text:p>
      <text:p text:style-name="P17"><text:span text:style-name="T8"><text:s text:c="8"/>pgConnectionPoolDataSource.setDatabaseName(dataBaseProperties.getProperty("jdbs.dbname"));</text:span></text:p>
      <text:p text:style-name="P17"><text:span text:style-name="T8"><text:s text:c="8"/>pgConnectionPoolDataSource.setServerName(dataBaseProperties.getProperty("jdbs.servername"));</text:span></text:p>
      <text:p text:style-name="P17"><text:span text:style-name="T8"><text:s text:c="8"/>PooledConnection pooledConnection = pgConnectionPoolDataSource.getPooledConnection(dataBaseProperties.getProperty("jdbs.username"), dataBaseProperties.getProperty("jdbs.password"));</text:span></text:p>
      <text:p text:style-name="P17"/>
      <text:p text:style-name="P17"><text:span text:style-name="T8"><text:s text:c="8"/>return pooledConnection.getConnection();</text:span></text:p>
      <text:p text:style-name="P17"><text:span text:style-name="T8"><text:s text:c="4"/>}</text:span></text:p>
      <text:p text:style-name="P17"/>
      <text:p text:style-name="P17"><text:span text:style-name="T8"><text:s text:c="4"/>private Properties getProperties() {</text:span></text:p>
      <text:p text:style-name="P17"/>
      <text:p text:style-name="P17"><text:span text:style-name="T8"><text:s text:c="8"/>Properties platformProperties = new Properties();</text:span></text:p>
      <text:p text:style-name="P17"><text:span text:style-name="T8"><text:s text:c="8"/>try (InputStream scanner = WorkWithDB.class.getResourceAsStream("/properties/" + FILE_NAME_DB_PROPERTIES)) {</text:span></text:p>
      <text:p text:style-name="P17"><text:span text:style-name="T8"><text:s text:c="12"/>platformProperties.load(scanner);</text:span></text:p>
      <text:p text:style-name="P17"><text:span text:style-name="T8"><text:s text:c="8"/>} catch (FileNotFoundException e) {</text:span></text:p>
      <text:p text:style-name="P17"><text:span text:style-name="T8"><text:s text:c="12"/>System.out.println(e.getMessage());</text:span></text:p>
      <text:p text:style-name="P17"><text:span text:style-name="T8"><text:s text:c="8"/>} catch (IOException e) {</text:span></text:p>
      <text:p text:style-name="P17"><text:span text:style-name="T8"><text:s text:c="12"/>System.out.println("Could not connect");</text:span></text:p>
      <text:p text:style-name="P17"><text:span text:style-name="T8"><text:s text:c="8"/>}</text:span></text:p>
      <text:p text:style-name="P17"/>
      <text:p text:style-name="P17"/>
      <text:p text:style-name="P17"><text:span text:style-name="T8"><text:s text:c="8"/>Properties dataBaseProperties = new Properties();</text:span></text:p>
      <text:p text:style-name="P17"><text:span text:style-name="T8"><text:s text:c="8"/>try (InputStream scanner = WorkWithDB.class.getResourceAsStream("/properties/" + platformProperties.getProperty("platform"))) {</text:span></text:p>
      <text:p text:style-name="P17"><text:span text:style-name="T8"><text:s text:c="12"/>dataBaseProperties.load(scanner);</text:span></text:p>
      <text:p text:style-name="P17"><text:span text:style-name="T8"><text:s text:c="8"/>} catch (FileNotFoundException e) {</text:span></text:p>
      <text:p text:style-name="P17"><text:span text:style-name="T8"><text:s text:c="12"/>System.out.println(e.getMessage());</text:span></text:p>
      <text:p text:style-name="P17"><text:span text:style-name="T8"><text:s text:c="8"/>} catch (IOException e) {</text:span></text:p>
      <text:p text:style-name="P17"><text:span text:style-name="T8"><text:s text:c="12"/>System.out.println("Could not connect");</text:span></text:p>
      <text:p text:style-name="P17"><text:span text:style-name="T8"><text:s text:c="8"/>}</text:span></text:p>
      <text:p text:style-name="P17"/>
      <text:p text:style-name="P17"><text:span text:style-name="T8"><text:s text:c="8"/>return dataBaseProperties;</text:span></text:p>
      <text:p text:style-name="P17"><text:span text:style-name="T8"><text:s text:c="4"/>}</text:span></text:p>
      <text:p text:style-name="P17"/>
      <text:p text:style-name="P17"><text:span text:style-name="T8">}</text:span></text:p>
      <text:p text:style-name="P17"/>
      <text:h text:style-name="P19" text:outline-level="2"><text:span text:style-name="T8">class MessageToClient</text:span></text:h>
      <text:p text:style-name="P17"><text:span text:style-name="T8">package connectDB;</text:span></text:p>
      <text:p text:style-name="P17"/>
      <text:p text:style-name="P17"><text:span text:style-name="T8">import old.school.Man;</text:span></text:p>
      <text:p text:style-name="P17"/>
      <text:p text:style-name="P17"><text:span text:style-name="T8">import java.io.ByteArrayOutputStream;</text:span></text:p>
      <text:p text:style-name="P17"><text:span text:style-name="T8">import java.io.IOException;</text:span></text:p>
      <text:p text:style-name="P17"><text:span text:style-name="T8">import java.io.ObjectOutputStream;</text:span></text:p>
      <text:p text:style-name="P17"><text:span text:style-name="T8">import java.net.SocketAddress;</text:span></text:p>
      <text:p text:style-name="P17"><text:span text:style-name="T8">import java.nio.ByteBuffer;</text:span></text:p>
      <text:p text:style-name="P17"><text:span text:style-name="T8">import java.nio.channels.DatagramChannel;</text:span></text:p>
      <text:p text:style-name="P17"><text:span text:style-name="T8">import java.util.Map;</text:span></text:p>
      <text:p text:style-name="P17"/>
      <text:p text:style-name="P17"><text:span text:style-name="T8">/**</text:span></text:p>
      <text:p text:style-name="P17"><text:span text:style-name="T8"><text:s/>* Created byteArrayOutputStream slavik on 02.05.17.</text:span></text:p>
      <text:p text:style-name="P17"><text:span text:style-name="T8"><text:s/>*/</text:span></text:p>
      <text:p text:style-name="P17"><text:soft-page-break/><text:span text:style-name="T8">public class MessageToClient {</text:span></text:p>
      <text:p text:style-name="P17"><text:span text:style-name="T8"><text:s text:c="4"/>private boolean clientCollectionState;</text:span></text:p>
      <text:p text:style-name="P17"><text:span text:style-name="T8"><text:s text:c="4"/>private int modifiedRow;</text:span></text:p>
      <text:p text:style-name="P17"><text:span text:style-name="T8"><text:s text:c="4"/>private Map&lt;String, Man&gt; dataToClient;</text:span></text:p>
      <text:p text:style-name="P17"><text:span text:style-name="T8"><text:s text:c="4"/>private ByteBuffer outputData;</text:span></text:p>
      <text:p text:style-name="P17"><text:span text:style-name="T8"><text:s text:c="4"/>private String msgToClient;</text:span></text:p>
      <text:p text:style-name="P17"><text:span text:style-name="T8"><text:s text:c="4"/>private ByteArrayOutputStream byteArrayOutputStream;</text:span></text:p>
      <text:p text:style-name="P17"><text:span text:style-name="T8"><text:s text:c="4"/>private ObjectOutputStream objectOutputStream;</text:span></text:p>
      <text:p text:style-name="P17"/>
      <text:p text:style-name="P17"><text:span text:style-name="T8"><text:s text:c="4"/>MessageToClient(boolean clientCollectionState, int modifiedRow, Map&lt;String, Man&gt; dataToClient, String msgToClient) {</text:span></text:p>
      <text:p text:style-name="P17"><text:span text:style-name="T8"><text:s text:c="8"/>this.clientCollectionState = clientCollectionState;</text:span></text:p>
      <text:p text:style-name="P17"><text:span text:style-name="T8"><text:s text:c="8"/>this.modifiedRow = modifiedRow;</text:span></text:p>
      <text:p text:style-name="P17"><text:span text:style-name="T8"><text:s text:c="8"/>this.dataToClient = dataToClient;</text:span></text:p>
      <text:p text:style-name="P17"><text:span text:style-name="T8"><text:s text:c="8"/>this.msgToClient = msgToClient;</text:span></text:p>
      <text:p text:style-name="P17"><text:span text:style-name="T8"><text:s text:c="4"/>}</text:span></text:p>
      <text:p text:style-name="P17"/>
      <text:p text:style-name="P17"><text:span text:style-name="T8"><text:s text:c="4"/>//newData, NEW, modifiedRow, STATE, clientConnectionState, MSG, msgToClient, END</text:span></text:p>
      <text:p text:style-name="P17"><text:span text:style-name="T8"><text:s text:c="4"/>public void sendData(DatagramChannel serverSocket, SocketAddress socketAddress) {</text:span></text:p>
      <text:p text:style-name="P17"><text:span text:style-name="T8"><text:s text:c="8"/>try <text:s/>{</text:span></text:p>
      <text:p text:style-name="P17"><text:span text:style-name="T8"><text:s text:c="12"/>sendMap(serverSocket, socketAddress);</text:span></text:p>
      <text:p text:style-name="P17"><text:span text:style-name="T8"><text:s text:c="12"/>sendServiceInformation(serverSocket, socketAddress, "NEW");</text:span></text:p>
      <text:p text:style-name="P17"><text:span text:style-name="T8"><text:s text:c="12"/>sendModifiedRow(serverSocket, socketAddress);</text:span></text:p>
      <text:p text:style-name="P17"><text:span text:style-name="T8"><text:s text:c="12"/>sendServiceInformation(serverSocket, socketAddress, "STATE");</text:span></text:p>
      <text:p text:style-name="P17"><text:span text:style-name="T8"><text:s text:c="12"/>sendClientCollectionState(serverSocket, socketAddress);</text:span></text:p>
      <text:p text:style-name="P17"><text:span text:style-name="T8"><text:s text:c="12"/>sendServiceInformation(serverSocket, socketAddress, "MSG");</text:span></text:p>
      <text:p text:style-name="P17"><text:span text:style-name="T8"><text:s text:c="12"/>sendMsgToClient(serverSocket,socketAddress);</text:span></text:p>
      <text:p text:style-name="P17"><text:span text:style-name="T8"><text:s text:c="12"/>sendServiceInformation(serverSocket, socketAddress, "END");</text:span></text:p>
      <text:p text:style-name="P17"/>
      <text:p text:style-name="P17"><text:span text:style-name="T8"><text:s text:c="8"/>} catch (IOException e) {</text:span></text:p>
      <text:p text:style-name="P17"><text:span text:style-name="T8"><text:s text:c="12"/>e.printStackTrace();</text:span></text:p>
      <text:p text:style-name="P17"><text:span text:style-name="T8"><text:s text:c="8"/>}</text:span></text:p>
      <text:p text:style-name="P17"><text:span text:style-name="T8"><text:s text:c="4"/>}</text:span></text:p>
      <text:p text:style-name="P17"/>
      <text:p text:style-name="P17"><text:span text:style-name="T8"><text:s text:c="4"/>private void sendMsgToClient(DatagramChannel serverSocket, SocketAddress socketAddress) throws IOException {</text:span></text:p>
      <text:p text:style-name="P17"><text:span text:style-name="T8"><text:s text:c="8"/>byteArrayOutputStream = new ByteArrayOutputStream();</text:span></text:p>
      <text:p text:style-name="P17"><text:span text:style-name="T8"><text:s text:c="8"/>objectOutputStream = new ObjectOutputStream(byteArrayOutputStream);</text:span></text:p>
      <text:p text:style-name="P17"><text:span text:style-name="T8"><text:s text:c="8"/>objectOutputStream.writeObject(msgToClient);</text:span></text:p>
      <text:p text:style-name="P17"><text:span text:style-name="T8"><text:s text:c="8"/>objectOutputStream.flush();</text:span></text:p>
      <text:p text:style-name="P17"><text:span text:style-name="T8"><text:s text:c="8"/>outputData = ByteBuffer.wrap(byteArrayOutputStream.toByteArray());</text:span></text:p>
      <text:p text:style-name="P17"><text:span text:style-name="T8"><text:s text:c="8"/>serverSocket.send(outputData,socketAddress);</text:span></text:p>
      <text:p text:style-name="P17"><text:span text:style-name="T8"><text:s text:c="4"/>}</text:span></text:p>
      <text:p text:style-name="P17"/>
      <text:p text:style-name="P17"><text:span text:style-name="T8"><text:s text:c="4"/>private void sendServiceInformation(DatagramChannel serverSocket, SocketAddress socketAddress, String serviceInformation) throws IOException {</text:span></text:p>
      <text:p text:style-name="P17"><text:span text:style-name="T8"><text:s text:c="8"/>outputData = ByteBuffer.wrap(serviceInformation.getBytes());</text:span></text:p>
      <text:p text:style-name="P17"><text:span text:style-name="T8"><text:s text:c="8"/>serverSocket.send(outputData, socketAddress);</text:span></text:p>
      <text:p text:style-name="P17"><text:span text:style-name="T8"><text:s text:c="4"/>}</text:span></text:p>
      <text:p text:style-name="P17"/>
      <text:p text:style-name="P17"><text:span text:style-name="T8"><text:s text:c="4"/>//client data state</text:span></text:p>
      <text:p text:style-name="P17"><text:span text:style-name="T8"><text:s text:c="4"/>private void sendClientCollectionState(DatagramChannel serverSocket, SocketAddress socketAddress) throws IOException {</text:span></text:p>
      <text:p text:style-name="P17"><text:span text:style-name="T8"><text:s text:c="8"/>byteArrayOutputStream = new ByteArrayOutputStream();</text:span></text:p>
      <text:p text:style-name="P17"><text:span text:style-name="T8"><text:s text:c="8"/>objectOutputStream = new ObjectOutputStream(byteArrayOutputStream);</text:span></text:p>
      <text:p text:style-name="P17"><text:span text:style-name="T8"><text:s text:c="8"/>objectOutputStream.writeBoolean(clientCollectionState);</text:span></text:p>
      <text:p text:style-name="P17"><text:span text:style-name="T8"><text:s text:c="8"/>objectOutputStream.flush();</text:span></text:p>
      <text:p text:style-name="P17"><text:span text:style-name="T8"><text:s text:c="8"/>outputData = ByteBuffer.wrap(byteArrayOutputStream.toByteArray());</text:span></text:p>
      <text:p text:style-name="P17"><text:span text:style-name="T8"><text:s text:c="8"/>serverSocket.send(outputData, socketAddress);</text:span></text:p>
      <text:p text:style-name="P17"><text:span text:style-name="T8"><text:s text:c="4"/>}</text:span></text:p>
      <text:p text:style-name="P17"/>
      <text:p text:style-name="P17"><text:span text:style-name="T8"><text:s text:c="4"/>//how much was modified row</text:span></text:p>
      <text:p text:style-name="P17"><text:span text:style-name="T8"><text:s text:c="4"/>private void sendModifiedRow(DatagramChannel serverSocket, SocketAddress socketAddress) throws IOException {</text:span></text:p>
      <text:p text:style-name="P17"><text:span text:style-name="T8"><text:s text:c="8"/>byteArrayOutputStream = new ByteArrayOutputStream();</text:span></text:p>
      <text:p text:style-name="P17"><text:span text:style-name="T8"><text:s text:c="8"/>objectOutputStream = new ObjectOutputStream(byteArrayOutputStream);</text:span></text:p>
      <text:p text:style-name="P17"><text:span text:style-name="T8"><text:s text:c="8"/>objectOutputStream.writeInt(modifiedRow);</text:span></text:p>
      <text:p text:style-name="P17"><text:span text:style-name="T8"><text:s text:c="8"/>objectOutputStream.flush();</text:span></text:p>
      <text:p text:style-name="P17"><text:span text:style-name="T8"><text:s text:c="8"/>outputData = ByteBuffer.wrap(byteArrayOutputStream.toByteArray());</text:span></text:p>
      <text:p text:style-name="P17"><text:span text:style-name="T8"><text:s text:c="8"/>serverSocket.send(outputData, socketAddress);</text:span></text:p>
      <text:p text:style-name="P17"><text:span text:style-name="T8"><text:s text:c="4"/>}</text:span></text:p>
      <text:p text:style-name="P17"/>
      <text:p text:style-name="P17"><text:span text:style-name="T8"><text:s text:c="4"/>//new data</text:span></text:p>
      <text:p text:style-name="P17"><text:span text:style-name="T8"><text:s text:c="4"/>private void sendMap(DatagramChannel serverSocket, SocketAddress socketAddress) throws IOException {</text:span></text:p>
      <text:p text:style-name="P17"><text:span text:style-name="T8"><text:s text:c="8"/>byteArrayOutputStream = new ByteArrayOutputStream();</text:span></text:p>
      <text:p text:style-name="P17"><text:span text:style-name="T8"><text:s text:c="8"/>this.objectOutputStream = new ObjectOutputStream(byteArrayOutputStream);</text:span></text:p>
      <text:p text:style-name="P17"><text:span text:style-name="T8"><text:s text:c="8"/>this.objectOutputStream.writeObject(dataToClient);</text:span></text:p>
      <text:p text:style-name="P17"><text:span text:style-name="T8"><text:s text:c="8"/>objectOutputStream.flush();</text:span></text:p>
      <text:p text:style-name="P17"><text:span text:style-name="T8"><text:s text:c="8"/>outputData = ByteBuffer.wrap(byteArrayOutputStream.toByteArray());</text:span></text:p>
      <text:p text:style-name="P17"><text:span text:style-name="T8"><text:s text:c="8"/>serverSocket.send(outputData, socketAddress);</text:span></text:p>
      <text:p text:style-name="P17"><text:span text:style-name="T8"><text:s text:c="4"/>}</text:span></text:p>
      <text:p text:style-name="P17"><text:span text:style-name="T8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Helvetica" svg:font-family="Helvetica, Arial, sans-serif"/>
    <style:font-face style:name="Monaco" svg:font-family="Monaco, Menlo, Consolas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ed_20__28_var_29__20_1" draw:display-name="Dashed (var) 1" draw:style="rect" draw:dots1="1" draw:dots1-length="0.071cm" draw:distance="0.071cm"/>
    <draw:stroke-dash draw:name="Dashed_20__28_var_29__20_2" draw:display-name="Dashed (var) 2" draw:style="rect" draw:dots1="1" draw:dots1-length="0.071cm" draw:distance="0.071cm"/>
    <draw:stroke-dash draw:name="Dashed_20__28_var_29__20_3" draw:display-name="Dashed (var) 3" draw:style="rect" draw:dots1="1" draw:dots1-length="0.071cm" draw:distance="0.071cm"/>
    <draw:stroke-dash draw:name="stroke-dash26" draw:style="rect" draw:dots1="1" draw:dots1-length="0.071cm" draw:distance="0.07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53cm" style:type="center"/>
          <style:tab-stop style:position="16.90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Программирование" style:family="paragraph" style:parent-style-name="Text_20_body" style:master-page-name="">
      <loext:graphic-properties draw:fill-image-width="0cm" draw:fill-image-height="0cm"/>
      <style:paragraph-properties fo:margin-top="0cm" fo:margin-bottom="0cm" loext:contextual-spacing="false" fo:line-height="0.349cm" fo:text-align="start" style:justify-single-word="false" fo:orphans="2" fo:widows="2" style:page-number="auto" fo:padding="0cm" fo:border="none" style:shadow="none">
        <style:tab-stops/>
      </style:paragraph-properties>
      <style:text-properties fo:font-variant="normal" fo:text-transform="none" fo:color="#333333" style:font-name="Liberation Serif1" fo:font-family="'Liberation Serif'" style:font-style-name="Обычный" style:font-family-generic="roman" style:font-pitch="variable" fo:font-size="10pt" fo:letter-spacing="normal" fo:font-style="normal" fo:font-weight="normal" officeooo:rsid="007178ea" fo:background-color="transparent" style:font-size-asian="8.69999980926514pt" style:font-weight-asian="normal" style:font-size-complex="10pt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53cm" fo:margin-bottom="1.266cm" fo:margin-left="0.847cm" fo:margin-right="0.64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1T09:13:48.436488881</dc:date>
    <meta:editing-duration>PT2H59M42S</meta:editing-duration>
    <meta:editing-cycles>66</meta:editing-cycles>
    <meta:document-statistic meta:table-count="0" meta:image-count="0" meta:object-count="0" meta:page-count="16" meta:paragraph-count="912" meta:word-count="3222" meta:character-count="38646" meta:non-whitespace-character-count="27743"/>
  </office:meta>
</office:document-meta>
</file>